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/>
    <style:style style:name="ce1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<text:s/>SHVR</text:p>
          </table:table-cell>
          <table:table-cell office:value-type="float" office:value="274.254474" calcext:value-type="float">
            <text:p>274.254474</text:p>
          </table:table-cell>
          <table:table-cell office:value-type="float" office:value="10.920526" calcext:value-type="float">
            <text:p>10.92052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283.355" calcext:value-type="float">
            <text:p>283.355</text:p>
          </table:table-cell>
          <table:table-cell office:value-type="float" office:value="7.69" calcext:value-type="float">
            <text:p>7.69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04.213889" calcext:value-type="float">
            <text:p>204.213889</text:p>
          </table:table-cell>
          <table:table-cell office:value-type="float" office:value="11.426111" calcext:value-type="float">
            <text:p>11.42611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80.5875" calcext:value-type="float">
            <text:p>180.5875</text:p>
          </table:table-cell>
          <table:table-cell office:value-type="float" office:value="6.535" calcext:value-type="float">
            <text:p>6.53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  <table:table-cell/>
          <table:table-cell office:value-type="string" calcext:value-type="string">
            <text:p>Shaver</text:p>
          </table:table-cell>
          <table:table-cell office:value-type="string" calcext:value-type="string">
            <text:p>Get</text:p>
          </table:table-cell>
          <table:table-cell table:style-name="ce2" table:formula="of:=AVERAGE([.D1:.D38];[.I39:.I76];[.I153:.I171])" office:value-type="float" office:value="0.0000314315789473684" calcext:value-type="float">
            <text:p>3.14315789473684E-05</text:p>
          </table:table-cell>
          <table:table-cell table:formula="of:=[.N2]*1000000" office:value-type="float" office:value="31.4315789473684" calcext:value-type="float">
            <text:p>31.4315789473684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Resp</text:p>
          </table:table-cell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44.147059" calcext:value-type="float">
            <text:p>244.147059</text:p>
          </table:table-cell>
          <table:table-cell office:value-type="float" office:value="11.158235" calcext:value-type="float">
            <text:p>11.15823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245.935" calcext:value-type="float">
            <text:p>245.935</text:p>
          </table:table-cell>
          <table:table-cell office:value-type="float" office:value="7.703333" calcext:value-type="float">
            <text:p>7.703333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  <table:table-cell table:number-columns-repeated="2"/>
          <table:table-cell office:value-type="string" calcext:value-type="string">
            <text:p>Resp</text:p>
          </table:table-cell>
          <table:table-cell table:style-name="ce2"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71.64" calcext:value-type="float">
            <text:p>271.64</text:p>
          </table:table-cell>
          <table:table-cell office:value-type="float" office:value="11.184062" calcext:value-type="float">
            <text:p>11.18406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225.80625" calcext:value-type="float">
            <text:p>225.80625</text:p>
          </table:table-cell>
          <table:table-cell office:value-type="float" office:value="7.15875" calcext:value-type="float">
            <text:p>7.1587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  <table:table-cell table:number-columns-repeated="3"/>
          <table:table-cell table:style-name="ce2"/>
          <table:table-cell/>
          <table:table-cell office:value-type="string" calcext:value-type="string">
            <text:p>GDX</text:p>
          </table:table-cell>
          <table:table-cell office:value-type="string" calcext:value-type="string">
            <text:p>ZIP</text:p>
          </table:table-cell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66.231667" calcext:value-type="float">
            <text:p>266.231667</text:p>
          </table:table-cell>
          <table:table-cell office:value-type="float" office:value="11.314333" calcext:value-type="float">
            <text:p>11.31433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218.113" calcext:value-type="float">
            <text:p>218.113</text:p>
          </table:table-cell>
          <table:table-cell office:value-type="float" office:value="6.941" calcext:value-type="float">
            <text:p>6.941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  <table:table-cell/>
          <table:table-cell office:value-type="string" calcext:value-type="string">
            <text:p>Gvwy</text:p>
          </table:table-cell>
          <table:table-cell office:value-type="string" calcext:value-type="string">
            <text:p>Get</text:p>
          </table:table-cell>
          <table:table-cell table:style-name="ce2" table:formula="of:=AVERAGE([.D77:.D114];[.I115:.I152];[.D153:.D171])" office:value-type="float" office:value="0.0000305157894736842" calcext:value-type="float">
            <text:p>3.05157894736842E-05</text:p>
          </table:table-cell>
          <table:table-cell table:formula="of:=[.N5]*1000000" office:value-type="float" office:value="30.5157894736842" calcext:value-type="float">
            <text:p>30.515789473684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GDX</text:p>
          </table:table-cell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29.593571" calcext:value-type="float">
            <text:p>229.593571</text:p>
          </table:table-cell>
          <table:table-cell office:value-type="float" office:value="11.296786" calcext:value-type="float">
            <text:p>11.29678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228.7025" calcext:value-type="float">
            <text:p>228.7025</text:p>
          </table:table-cell>
          <table:table-cell office:value-type="float" office:value="6.855833" calcext:value-type="float">
            <text:p>6.855833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  <table:table-cell table:number-columns-repeated="2"/>
          <table:table-cell office:value-type="string" calcext:value-type="string">
            <text:p>Resp</text:p>
          </table:table-cell>
          <table:table-cell table:style-name="ce2" office:value-type="string" calcext:value-type="string">
            <text:p>N/A</text:p>
          </table:table-cell>
          <table:table-cell/>
          <table:table-cell office:value-type="string" calcext:value-type="string">
            <text:p>ZIC</text:p>
          </table:table-cell>
          <table:table-cell office:value-type="string" calcext:value-type="string">
            <text:p>AA</text:p>
          </table:table-cell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14.346154" calcext:value-type="float">
            <text:p>114.346154</text:p>
          </table:table-cell>
          <table:table-cell office:value-type="float" office:value="11.916538" calcext:value-type="float">
            <text:p>11.916538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85.664286" calcext:value-type="float">
            <text:p>85.664286</text:p>
          </table:table-cell>
          <table:table-cell office:value-type="float" office:value="4.966429" calcext:value-type="float">
            <text:p>4.966429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  <table:table-cell table:number-columns-repeated="3"/>
          <table:table-cell table:style-name="ce2"/>
          <table:table-cell/>
          <table:table-cell office:value-type="string" calcext:value-type="string">
            <text:p>ZIP</text:p>
          </table:table-cell>
          <table:table-cell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92.274583" calcext:value-type="float">
            <text:p>192.274583</text:p>
          </table:table-cell>
          <table:table-cell office:value-type="float" office:value="11.4975" calcext:value-type="float">
            <text:p>11.497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61.409375" calcext:value-type="float">
            <text:p>161.409375</text:p>
          </table:table-cell>
          <table:table-cell office:value-type="float" office:value="6.235" calcext:value-type="float">
            <text:p>6.23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  <table:table-cell/>
          <table:table-cell office:value-type="string" calcext:value-type="string">
            <text:p>ZIC</text:p>
          </table:table-cell>
          <table:table-cell office:value-type="string" calcext:value-type="string">
            <text:p>Get</text:p>
          </table:table-cell>
          <table:table-cell table:style-name="ce2" table:formula="of:=AVERAGE([.I1:.I19];[.I77:.I95];[.I191:.I209];[.D229:.D247];[.I248:.I266])" office:value-type="float" office:value="0.0000507578947368421" calcext:value-type="float">
            <text:p>5.07578947368421E-05</text:p>
          </table:table-cell>
          <table:table-cell table:formula="of:=[.N8]*1000000" office:value-type="float" office:value="50.7578947368421" calcext:value-type="float">
            <text:p>50.7578947368421</text:p>
          </table:table-cell>
          <table:table-cell office:value-type="string" calcext:value-type="string">
            <text:p>SHVR</text:p>
          </table:table-cell>
          <table:table-cell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95.988182" calcext:value-type="float">
            <text:p>295.988182</text:p>
          </table:table-cell>
          <table:table-cell office:value-type="float" office:value="11.324091" calcext:value-type="float">
            <text:p>11.32409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252.988889" calcext:value-type="float">
            <text:p>252.988889</text:p>
          </table:table-cell>
          <table:table-cell office:value-type="float" office:value="7.297222" calcext:value-type="float">
            <text:p>7.297222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  <table:table-cell table:number-columns-repeated="2"/>
          <table:table-cell office:value-type="string" calcext:value-type="string">
            <text:p>Resp</text:p>
          </table:table-cell>
          <table:table-cell table:style-name="ce2" office:value-type="string" calcext:value-type="string">
            <text:p>N/A</text:p>
          </table:table-cell>
          <table:table-cell/>
          <table:table-cell office:value-type="string" calcext:value-type="string">
            <text:p>GVWY</text:p>
          </table:table-cell>
          <table:table-cell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93.9095" calcext:value-type="float">
            <text:p>193.9095</text:p>
          </table:table-cell>
          <table:table-cell office:value-type="float" office:value="11.776" calcext:value-type="float">
            <text:p>11.77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51.3575" calcext:value-type="float">
            <text:p>151.3575</text:p>
          </table:table-cell>
          <table:table-cell office:value-type="float" office:value="5.818" calcext:value-type="float">
            <text:p>5.818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27.408889" calcext:value-type="float">
            <text:p>227.408889</text:p>
          </table:table-cell>
          <table:table-cell office:value-type="float" office:value="11.71" calcext:value-type="float">
            <text:p>11.7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77.287273" calcext:value-type="float">
            <text:p>177.287273</text:p>
          </table:table-cell>
          <table:table-cell office:value-type="float" office:value="6.694545" calcext:value-type="float">
            <text:p>6.69454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  <table:table-cell/>
          <table:table-cell office:value-type="string" calcext:value-type="string">
            <text:p>ZIP</text:p>
          </table:table-cell>
          <table:table-cell office:value-type="string" calcext:value-type="string">
            <text:p>Get</text:p>
          </table:table-cell>
          <table:table-cell table:style-name="ce2" table:formula="of:=AVERAGE([.I20:.I38];[.I96:.I114];[.I172:.I190];[.I229:.I247];[.I267:.I285])" office:value-type="float" office:value="0.0000485684210526316" calcext:value-type="float">
            <text:p>4.85684210526316E-05</text:p>
          </table:table-cell>
          <table:table-cell table:formula="of:=[.N11]*1000000" office:value-type="float" office:value="48.5684210526316" calcext:value-type="float">
            <text:p>48.5684210526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53.9175" calcext:value-type="float">
            <text:p>253.9175</text:p>
          </table:table-cell>
          <table:table-cell office:value-type="float" office:value="11.97875" calcext:value-type="float">
            <text:p>11.97875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4" calcext:value-type="float">
            <text:p>4E-06</text:p>
          </table:table-cell>
          <table:table-cell office:value-type="string" calcext:value-type="string">
            <text:p><text:s text:c="2"/>ZIC</text:p>
          </table:table-cell>
          <table:table-cell office:value-type="float" office:value="200.632917" calcext:value-type="float">
            <text:p>200.632917</text:p>
          </table:table-cell>
          <table:table-cell office:value-type="float" office:value="6.066667" calcext:value-type="float">
            <text:p>6.066667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04" calcext:value-type="float">
            <text:p>4E-06</text:p>
          </table:table-cell>
          <table:table-cell table:number-columns-repeated="2"/>
          <table:table-cell office:value-type="string" calcext:value-type="string">
            <text:p>Resp</text:p>
          </table:table-cell>
          <table:table-cell table:style-name="ce2" table:formula="of:=AVERAGE([.J20:.J38];[.J96:.J114];[.J172:.J190];[.J229:.J247];[.J267:.J285])" office:value-type="float" office:value="0.0000212105263157895" calcext:value-type="float">
            <text:p>2.12105263157895E-05</text:p>
          </table:table-cell>
          <table:table-cell table:formula="of:=[.N12]*1000000" office:value-type="float" office:value="21.2105263157895" calcext:value-type="float">
            <text:p>21.2105263157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55.142857" calcext:value-type="float">
            <text:p>155.142857</text:p>
          </table:table-cell>
          <table:table-cell office:value-type="float" office:value="12.549286" calcext:value-type="float">
            <text:p>12.549286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C</text:p>
          </table:table-cell>
          <table:table-cell office:value-type="float" office:value="98.765" calcext:value-type="float">
            <text:p>98.765</text:p>
          </table:table-cell>
          <table:table-cell office:value-type="float" office:value="4.973462" calcext:value-type="float">
            <text:p>4.973462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008" calcext:value-type="float">
            <text:p>8E-06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52.719167" calcext:value-type="float">
            <text:p>152.719167</text:p>
          </table:table-cell>
          <table:table-cell office:value-type="float" office:value="12.595" calcext:value-type="float">
            <text:p>12.59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C</text:p>
          </table:table-cell>
          <table:table-cell office:value-type="float" office:value="92.770357" calcext:value-type="float">
            <text:p>92.770357</text:p>
          </table:table-cell>
          <table:table-cell office:value-type="float" office:value="5.107857" calcext:value-type="float">
            <text:p>5.107857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08" calcext:value-type="float">
            <text:p>8E-06</text:p>
          </table:table-cell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Get</text:p>
          </table:table-cell>
          <table:table-cell table:style-name="ce2" table:formula="of:=AVERAGE([.D58:.D76];[.D134:.D152];[.D172:.D190];[.D210:.D228];[.D248:.D266])" office:value-type="float" office:value="0.0000649684210526315" calcext:value-type="float">
            <text:p>6.49684210526315E-05</text:p>
          </table:table-cell>
          <table:table-cell table:formula="of:=[.N14]*1000000" office:value-type="float" office:value="64.9684210526315" calcext:value-type="float">
            <text:p>64.9684210526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99.825" calcext:value-type="float">
            <text:p>299.825</text:p>
          </table:table-cell>
          <table:table-cell office:value-type="float" office:value="12.377" calcext:value-type="float">
            <text:p>12.377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C</text:p>
          </table:table-cell>
          <table:table-cell office:value-type="float" office:value="225.560333" calcext:value-type="float">
            <text:p>225.560333</text:p>
          </table:table-cell>
          <table:table-cell office:value-type="float" office:value="6.701" calcext:value-type="float">
            <text:p>6.701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08" calcext:value-type="float">
            <text:p>8E-06</text:p>
          </table:table-cell>
          <table:table-cell table:number-columns-repeated="2"/>
          <table:table-cell office:value-type="string" calcext:value-type="string">
            <text:p>Resp</text:p>
          </table:table-cell>
          <table:table-cell table:style-name="ce2" table:formula="of:=AVERAGE([.E58:.E76];[.E134:.E152];[.E172:.E190];[.E210:.E228];[.E248:.E266])" office:value-type="float" office:value="0.0000139052631578947" calcext:value-type="float">
            <text:p>1.39052631578947E-05</text:p>
          </table:table-cell>
          <table:table-cell table:formula="of:=[.N15]*1000000" office:value-type="float" office:value="13.9052631578947" calcext:value-type="float">
            <text:p>13.90526315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89.27" calcext:value-type="float">
            <text:p>289.27</text:p>
          </table:table-cell>
          <table:table-cell office:value-type="float" office:value="12.19375" calcext:value-type="float">
            <text:p>12.1937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C</text:p>
          </table:table-cell>
          <table:table-cell office:value-type="float" office:value="212.38125" calcext:value-type="float">
            <text:p>212.38125</text:p>
          </table:table-cell>
          <table:table-cell office:value-type="float" office:value="6.773438" calcext:value-type="float">
            <text:p>6.773438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08" calcext:value-type="float">
            <text:p>8E-06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321.393333" calcext:value-type="float">
            <text:p>321.393333</text:p>
          </table:table-cell>
          <table:table-cell office:value-type="float" office:value="12.396667" calcext:value-type="float">
            <text:p>12.396667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C</text:p>
          </table:table-cell>
          <table:table-cell office:value-type="float" office:value="259.837059" calcext:value-type="float">
            <text:p>259.837059</text:p>
          </table:table-cell>
          <table:table-cell office:value-type="float" office:value="7.301176" calcext:value-type="float">
            <text:p>7.301176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08" calcext:value-type="float">
            <text:p>8E-06</text:p>
          </table:table-cell>
          <table:table-cell/>
          <table:table-cell office:value-type="string" calcext:value-type="string">
            <text:p>GDX</text:p>
          </table:table-cell>
          <table:table-cell office:value-type="string" calcext:value-type="string">
            <text:p>Get</text:p>
          </table:table-cell>
          <table:table-cell table:style-name="ce2" table:formula="of:=AVERAGE([.D39];[.D39:.D57];[.D115:.D133];[.D191:.D209];[.I210:.I228];[.D267:.D285])" office:value-type="float" office:value="0.00548445833333333" calcext:value-type="float">
            <text:p>0.005484458333333</text:p>
          </table:table-cell>
          <table:table-cell table:formula="of:=[.N17]*1000000" office:value-type="float" office:value="5484.45833333333" calcext:value-type="float">
            <text:p>5484.458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99.2275" calcext:value-type="float">
            <text:p>199.2275</text:p>
          </table:table-cell>
          <table:table-cell office:value-type="float" office:value="13.575" calcext:value-type="float">
            <text:p>13.57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23.316944" calcext:value-type="float">
            <text:p>123.316944</text:p>
          </table:table-cell>
          <table:table-cell office:value-type="float" office:value="5.510556" calcext:value-type="float">
            <text:p>5.510556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08" calcext:value-type="float">
            <text:p>8E-06</text:p>
          </table:table-cell>
          <table:table-cell table:number-columns-repeated="2"/>
          <table:table-cell office:value-type="string" calcext:value-type="string">
            <text:p>Resp</text:p>
          </table:table-cell>
          <table:table-cell table:style-name="ce2" table:formula="of:=AVERAGE([.E39];[.E39:.E57];[.E115:.E133];[.E191:.E209];[.J210:.J228];[.E267:.E285])" office:value-type="float" office:value="0.0000163020833333333" calcext:value-type="float">
            <text:p>1.63020833333333E-05</text:p>
          </table:table-cell>
          <table:table-cell table:formula="of:=[.N18]*1000000" office:value-type="float" office:value="16.3020833333333" calcext:value-type="float">
            <text:p>16.30208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329.31" calcext:value-type="float">
            <text:p>329.31</text:p>
          </table:table-cell>
          <table:table-cell office:value-type="float" office:value="13.195" calcext:value-type="float">
            <text:p>13.19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C</text:p>
          </table:table-cell>
          <table:table-cell office:value-type="float" office:value="247.160526" calcext:value-type="float">
            <text:p>247.160526</text:p>
          </table:table-cell>
          <table:table-cell office:value-type="float" office:value="7.369211" calcext:value-type="float">
            <text:p>7.369211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08" calcext:value-type="float">
            <text:p>8E-06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11.84579" calcext:value-type="float">
            <text:p>211.84579</text:p>
          </table:table-cell>
          <table:table-cell office:value-type="float" office:value="9.465" calcext:value-type="float">
            <text:p>9.465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96.235" calcext:value-type="float">
            <text:p>196.235</text:p>
          </table:table-cell>
          <table:table-cell office:value-type="float" office:value="8.915" calcext:value-type="float">
            <text:p>8.91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27" calcext:value-type="float">
            <text:p>2.7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77.830833" calcext:value-type="float">
            <text:p>277.830833</text:p>
          </table:table-cell>
          <table:table-cell office:value-type="float" office:value="10.246667" calcext:value-type="float">
            <text:p>10.246667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214.315" calcext:value-type="float">
            <text:p>214.315</text:p>
          </table:table-cell>
          <table:table-cell office:value-type="float" office:value="8.56" calcext:value-type="float">
            <text:p>8.56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26" calcext:value-type="float">
            <text:p>2.6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58.812059" calcext:value-type="float">
            <text:p>258.812059</text:p>
          </table:table-cell>
          <table:table-cell office:value-type="float" office:value="10.344412" calcext:value-type="float">
            <text:p>10.344412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201.02" calcext:value-type="float">
            <text:p>201.02</text:p>
          </table:table-cell>
          <table:table-cell office:value-type="float" office:value="7.881667" calcext:value-type="float">
            <text:p>7.881667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23" calcext:value-type="float">
            <text:p>2.3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32.165625" calcext:value-type="float">
            <text:p>232.165625</text:p>
          </table:table-cell>
          <table:table-cell office:value-type="float" office:value="10.475" calcext:value-type="float">
            <text:p>10.47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55.35375" calcext:value-type="float">
            <text:p>155.35375</text:p>
          </table:table-cell>
          <table:table-cell office:value-type="float" office:value="7.18" calcext:value-type="float">
            <text:p>7.18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22" calcext:value-type="float">
            <text:p>2.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55.98" calcext:value-type="float">
            <text:p>255.98</text:p>
          </table:table-cell>
          <table:table-cell office:value-type="float" office:value="10.288" calcext:value-type="float">
            <text:p>10.288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55.042" calcext:value-type="float">
            <text:p>155.042</text:p>
          </table:table-cell>
          <table:table-cell office:value-type="float" office:value="6.904" calcext:value-type="float">
            <text:p>6.904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22" calcext:value-type="float">
            <text:p>2.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77.095" calcext:value-type="float">
            <text:p>277.095</text:p>
          </table:table-cell>
          <table:table-cell office:value-type="float" office:value="10.125714" calcext:value-type="float">
            <text:p>10.125714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85.165833" calcext:value-type="float">
            <text:p>185.165833</text:p>
          </table:table-cell>
          <table:table-cell office:value-type="float" office:value="6.925" calcext:value-type="float">
            <text:p>6.92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22" calcext:value-type="float">
            <text:p>2.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29.495" calcext:value-type="float">
            <text:p>229.495</text:p>
          </table:table-cell>
          <table:table-cell office:value-type="float" office:value="10.122308" calcext:value-type="float">
            <text:p>10.122308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60.708571" calcext:value-type="float">
            <text:p>160.708571</text:p>
          </table:table-cell>
          <table:table-cell office:value-type="float" office:value="6.701429" calcext:value-type="float">
            <text:p>6.701429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22" calcext:value-type="float">
            <text:p>2.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311.5925" calcext:value-type="float">
            <text:p>311.5925</text:p>
          </table:table-cell>
          <table:table-cell office:value-type="float" office:value="9.8975" calcext:value-type="float">
            <text:p>9.8975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204.6825" calcext:value-type="float">
            <text:p>204.6825</text:p>
          </table:table-cell>
          <table:table-cell office:value-type="float" office:value="6.55875" calcext:value-type="float">
            <text:p>6.55875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22" calcext:value-type="float">
            <text:p>2.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69.533636" calcext:value-type="float">
            <text:p>269.533636</text:p>
          </table:table-cell>
          <table:table-cell office:value-type="float" office:value="10.024545" calcext:value-type="float">
            <text:p>10.02454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64.250556" calcext:value-type="float">
            <text:p>164.250556</text:p>
          </table:table-cell>
          <table:table-cell office:value-type="float" office:value="6.292222" calcext:value-type="float">
            <text:p>6.292222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022" calcext:value-type="float">
            <text:p>2.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36.4235" calcext:value-type="float">
            <text:p>236.4235</text:p>
          </table:table-cell>
          <table:table-cell office:value-type="float" office:value="10.09" calcext:value-type="float">
            <text:p>10.09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40.202" calcext:value-type="float">
            <text:p>140.202</text:p>
          </table:table-cell>
          <table:table-cell office:value-type="float" office:value="5.848" calcext:value-type="float">
            <text:p>5.848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22" calcext:value-type="float">
            <text:p>2.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72.871667" calcext:value-type="float">
            <text:p>272.871667</text:p>
          </table:table-cell>
          <table:table-cell office:value-type="float" office:value="9.699444" calcext:value-type="float">
            <text:p>9.699444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58.114545" calcext:value-type="float">
            <text:p>158.114545</text:p>
          </table:table-cell>
          <table:table-cell office:value-type="float" office:value="5.792273" calcext:value-type="float">
            <text:p>5.792273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21" calcext:value-type="float">
            <text:p>2.1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51" calcext:value-type="float">
            <text:p>251</text:p>
          </table:table-cell>
          <table:table-cell office:value-type="float" office:value="9.844375" calcext:value-type="float">
            <text:p>9.844375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34.250833" calcext:value-type="float">
            <text:p>134.250833</text:p>
          </table:table-cell>
          <table:table-cell office:value-type="float" office:value="5.492083" calcext:value-type="float">
            <text:p>5.492083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2" calcext:value-type="float">
            <text:p>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95.446429" calcext:value-type="float">
            <text:p>295.446429</text:p>
          </table:table-cell>
          <table:table-cell office:value-type="float" office:value="9.632857" calcext:value-type="float">
            <text:p>9.632857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50.831539" calcext:value-type="float">
            <text:p>150.831539</text:p>
          </table:table-cell>
          <table:table-cell office:value-type="float" office:value="5.246154" calcext:value-type="float">
            <text:p>5.246154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21" calcext:value-type="float">
            <text:p>2.1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14.116667" calcext:value-type="float">
            <text:p>214.116667</text:p>
          </table:table-cell>
          <table:table-cell office:value-type="float" office:value="9.930833" calcext:value-type="float">
            <text:p>9.930833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02.492857" calcext:value-type="float">
            <text:p>102.492857</text:p>
          </table:table-cell>
          <table:table-cell office:value-type="float" office:value="4.938214" calcext:value-type="float">
            <text:p>4.938214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21" calcext:value-type="float">
            <text:p>2.1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15.977" calcext:value-type="float">
            <text:p>215.977</text:p>
          </table:table-cell>
          <table:table-cell office:value-type="float" office:value="10.069" calcext:value-type="float">
            <text:p>10.069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94.984667" calcext:value-type="float">
            <text:p>94.984667</text:p>
          </table:table-cell>
          <table:table-cell office:value-type="float" office:value="4.481667" calcext:value-type="float">
            <text:p>4.481667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21" calcext:value-type="float">
            <text:p>2.1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305.30125" calcext:value-type="float">
            <text:p>305.30125</text:p>
          </table:table-cell>
          <table:table-cell office:value-type="float" office:value="9.70375" calcext:value-type="float">
            <text:p>9.70375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28.705312" calcext:value-type="float">
            <text:p>128.705312</text:p>
          </table:table-cell>
          <table:table-cell office:value-type="float" office:value="4.274687" calcext:value-type="float">
            <text:p>4.274687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21" calcext:value-type="float">
            <text:p>2.1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71.21" calcext:value-type="float">
            <text:p>271.21</text:p>
          </table:table-cell>
          <table:table-cell office:value-type="float" office:value="9.653333" calcext:value-type="float">
            <text:p>9.653333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07.231471" calcext:value-type="float">
            <text:p>107.231471</text:p>
          </table:table-cell>
          <table:table-cell office:value-type="float" office:value="3.912353" calcext:value-type="float">
            <text:p>3.912353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21" calcext:value-type="float">
            <text:p>2.1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50.2325" calcext:value-type="float">
            <text:p>150.2325</text:p>
          </table:table-cell>
          <table:table-cell office:value-type="float" office:value="9.2875" calcext:value-type="float">
            <text:p>9.2875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48.1775" calcext:value-type="float">
            <text:p>48.1775</text:p>
          </table:table-cell>
          <table:table-cell office:value-type="float" office:value="3.168056" calcext:value-type="float">
            <text:p>3.168056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21" calcext:value-type="float">
            <text:p>2.1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74.515" calcext:value-type="float">
            <text:p>274.515</text:p>
          </table:table-cell>
          <table:table-cell office:value-type="float" office:value="10.02" calcext:value-type="float">
            <text:p>10.02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09" calcext:value-type="float">
            <text:p>9E-06</text:p>
          </table:table-cell>
          <table:table-cell office:value-type="string" calcext:value-type="string">
            <text:p><text:s text:c="2"/>ZIP</text:p>
          </table:table-cell>
          <table:table-cell office:value-type="float" office:value="62.792632" calcext:value-type="float">
            <text:p>62.792632</text:p>
          </table:table-cell>
          <table:table-cell office:value-type="float" office:value="2.47" calcext:value-type="float">
            <text:p>2.47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2" calcext:value-type="float">
            <text:p>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49.86975" calcext:value-type="float">
            <text:p>149.86975</text:p>
          </table:table-cell>
          <table:table-cell office:value-type="float" office:value="5.82" calcext:value-type="float">
            <text:p>5.82</text:p>
          </table:table-cell>
          <table:table-cell office:value-type="float" office:value="0.007222" calcext:value-type="float">
            <text:p>0.007222</text:p>
          </table:table-cell>
          <table:table-cell office:value-type="float" office:value="0.000023" calcext:value-type="float">
            <text:p>2.3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267.007908" calcext:value-type="float">
            <text:p>267.007908</text:p>
          </table:table-cell>
          <table:table-cell office:value-type="float" office:value="10.662105" calcext:value-type="float">
            <text:p>10.662105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67.453125" calcext:value-type="float">
            <text:p>167.453125</text:p>
          </table:table-cell>
          <table:table-cell office:value-type="float" office:value="5.9675" calcext:value-type="float">
            <text:p>5.9675</text:p>
          </table:table-cell>
          <table:table-cell office:value-type="float" office:value="0.006931" calcext:value-type="float">
            <text:p>0.006931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265.048819" calcext:value-type="float">
            <text:p>265.048819</text:p>
          </table:table-cell>
          <table:table-cell office:value-type="float" office:value="10.670833" calcext:value-type="float">
            <text:p>10.670833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16.459583" calcext:value-type="float">
            <text:p>116.459583</text:p>
          </table:table-cell>
          <table:table-cell office:value-type="float" office:value="5.306667" calcext:value-type="float">
            <text:p>5.306667</text:p>
          </table:table-cell>
          <table:table-cell office:value-type="float" office:value="0.006634" calcext:value-type="float">
            <text:p>0.006634</text:p>
          </table:table-cell>
          <table:table-cell office:value-type="float" office:value="0.000019" calcext:value-type="float">
            <text:p>1.9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185.226544" calcext:value-type="float">
            <text:p>185.226544</text:p>
          </table:table-cell>
          <table:table-cell office:value-type="float" office:value="10.853529" calcext:value-type="float">
            <text:p>10.853529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75.18075" calcext:value-type="float">
            <text:p>175.18075</text:p>
          </table:table-cell>
          <table:table-cell office:value-type="float" office:value="6.085" calcext:value-type="float">
            <text:p>6.085</text:p>
          </table:table-cell>
          <table:table-cell office:value-type="float" office:value="0.007812" calcext:value-type="float">
            <text:p>0.007812</text:p>
          </table:table-cell>
          <table:table-cell office:value-type="float" office:value="0.000019" calcext:value-type="float">
            <text:p>1.9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259.142" calcext:value-type="float">
            <text:p>259.142</text:p>
          </table:table-cell>
          <table:table-cell office:value-type="float" office:value="10.530625" calcext:value-type="float">
            <text:p>10.530625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26.9336" calcext:value-type="float">
            <text:p>126.9336</text:p>
          </table:table-cell>
          <table:table-cell office:value-type="float" office:value="5.672" calcext:value-type="float">
            <text:p>5.672</text:p>
          </table:table-cell>
          <table:table-cell office:value-type="float" office:value="0.006462" calcext:value-type="float">
            <text:p>0.006462</text:p>
          </table:table-cell>
          <table:table-cell office:value-type="float" office:value="0.000019" calcext:value-type="float">
            <text:p>1.9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208.806467" calcext:value-type="float">
            <text:p>208.806467</text:p>
          </table:table-cell>
          <table:table-cell office:value-type="float" office:value="10.526" calcext:value-type="float">
            <text:p>10.526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41.198375" calcext:value-type="float">
            <text:p>141.198375</text:p>
          </table:table-cell>
          <table:table-cell office:value-type="float" office:value="5.645" calcext:value-type="float">
            <text:p>5.645</text:p>
          </table:table-cell>
          <table:table-cell office:value-type="float" office:value="0.006541" calcext:value-type="float">
            <text:p>0.006541</text:p>
          </table:table-cell>
          <table:table-cell office:value-type="float" office:value="0.000018" calcext:value-type="float">
            <text:p>1.8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233.068911" calcext:value-type="float">
            <text:p>233.068911</text:p>
          </table:table-cell>
          <table:table-cell office:value-type="float" office:value="10.416429" calcext:value-type="float">
            <text:p>10.416429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48.689607" calcext:value-type="float">
            <text:p>148.689607</text:p>
          </table:table-cell>
          <table:table-cell office:value-type="float" office:value="5.820714" calcext:value-type="float">
            <text:p>5.820714</text:p>
          </table:table-cell>
          <table:table-cell office:value-type="float" office:value="0.006751" calcext:value-type="float">
            <text:p>0.006751</text:p>
          </table:table-cell>
          <table:table-cell office:value-type="float" office:value="0.000018" calcext:value-type="float">
            <text:p>1.8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226.593673" calcext:value-type="float">
            <text:p>226.593673</text:p>
          </table:table-cell>
          <table:table-cell office:value-type="float" office:value="10.383462" calcext:value-type="float">
            <text:p>10.383462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25.671781" calcext:value-type="float">
            <text:p>225.671781</text:p>
          </table:table-cell>
          <table:table-cell office:value-type="float" office:value="6.471875" calcext:value-type="float">
            <text:p>6.471875</text:p>
          </table:table-cell>
          <table:table-cell office:value-type="float" office:value="0.007049" calcext:value-type="float">
            <text:p>0.007049</text:p>
          </table:table-cell>
          <table:table-cell office:value-type="float" office:value="0.000018" calcext:value-type="float">
            <text:p>1.8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316.987562" calcext:value-type="float">
            <text:p>316.987562</text:p>
          </table:table-cell>
          <table:table-cell office:value-type="float" office:value="10.192917" calcext:value-type="float">
            <text:p>10.192917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09.412556" calcext:value-type="float">
            <text:p>209.412556</text:p>
          </table:table-cell>
          <table:table-cell office:value-type="float" office:value="6.312778" calcext:value-type="float">
            <text:p>6.312778</text:p>
          </table:table-cell>
          <table:table-cell office:value-type="float" office:value="0.006638" calcext:value-type="float">
            <text:p>0.006638</text:p>
          </table:table-cell>
          <table:table-cell office:value-type="float" office:value="0.000018" calcext:value-type="float">
            <text:p>1.8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280.320636" calcext:value-type="float">
            <text:p>280.320636</text:p>
          </table:table-cell>
          <table:table-cell office:value-type="float" office:value="9.945" calcext:value-type="float">
            <text:p>9.945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26.39085" calcext:value-type="float">
            <text:p>126.39085</text:p>
          </table:table-cell>
          <table:table-cell office:value-type="float" office:value="5.1295" calcext:value-type="float">
            <text:p>5.1295</text:p>
          </table:table-cell>
          <table:table-cell office:value-type="float" office:value="0.006063" calcext:value-type="float">
            <text:p>0.006063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183.98065" calcext:value-type="float">
            <text:p>183.98065</text:p>
          </table:table-cell>
          <table:table-cell office:value-type="float" office:value="10.2715" calcext:value-type="float">
            <text:p>10.2715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81.7465" calcext:value-type="float">
            <text:p>181.7465</text:p>
          </table:table-cell>
          <table:table-cell office:value-type="float" office:value="5.557273" calcext:value-type="float">
            <text:p>5.557273</text:p>
          </table:table-cell>
          <table:table-cell office:value-type="float" office:value="0.006353" calcext:value-type="float">
            <text:p>0.006353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267.7115" calcext:value-type="float">
            <text:p>267.7115</text:p>
          </table:table-cell>
          <table:table-cell office:value-type="float" office:value="10.477778" calcext:value-type="float">
            <text:p>10.477778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27.604583" calcext:value-type="float">
            <text:p>127.604583</text:p>
          </table:table-cell>
          <table:table-cell office:value-type="float" office:value="5.082083" calcext:value-type="float">
            <text:p>5.082083</text:p>
          </table:table-cell>
          <table:table-cell office:value-type="float" office:value="0.006435" calcext:value-type="float">
            <text:p>0.006435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202.218125" calcext:value-type="float">
            <text:p>202.218125</text:p>
          </table:table-cell>
          <table:table-cell office:value-type="float" office:value="10.246875" calcext:value-type="float">
            <text:p>10.246875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05.378346" calcext:value-type="float">
            <text:p>105.378346</text:p>
          </table:table-cell>
          <table:table-cell office:value-type="float" office:value="5.076538" calcext:value-type="float">
            <text:p>5.076538</text:p>
          </table:table-cell>
          <table:table-cell office:value-type="float" office:value="0.005864" calcext:value-type="float">
            <text:p>0.005864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196.916643" calcext:value-type="float">
            <text:p>196.916643</text:p>
          </table:table-cell>
          <table:table-cell office:value-type="float" office:value="10.005" calcext:value-type="float">
            <text:p>10.00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65.624518" calcext:value-type="float">
            <text:p>265.624518</text:p>
          </table:table-cell>
          <table:table-cell office:value-type="float" office:value="6.573929" calcext:value-type="float">
            <text:p>6.573929</text:p>
          </table:table-cell>
          <table:table-cell office:value-type="float" office:value="0.006349" calcext:value-type="float">
            <text:p>0.006349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373.510292" calcext:value-type="float">
            <text:p>373.510292</text:p>
          </table:table-cell>
          <table:table-cell office:value-type="float" office:value="9.9425" calcext:value-type="float">
            <text:p>9.942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30.320217" calcext:value-type="float">
            <text:p>130.320217</text:p>
          </table:table-cell>
          <table:table-cell office:value-type="float" office:value="5.113667" calcext:value-type="float">
            <text:p>5.113667</text:p>
          </table:table-cell>
          <table:table-cell office:value-type="float" office:value="0.005793" calcext:value-type="float">
            <text:p>0.005793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227.13535" calcext:value-type="float">
            <text:p>227.13535</text:p>
          </table:table-cell>
          <table:table-cell office:value-type="float" office:value="10.293" calcext:value-type="float">
            <text:p>10.293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60.983781" calcext:value-type="float">
            <text:p>160.983781</text:p>
          </table:table-cell>
          <table:table-cell office:value-type="float" office:value="6.032813" calcext:value-type="float">
            <text:p>6.032813</text:p>
          </table:table-cell>
          <table:table-cell office:value-type="float" office:value="0.005978" calcext:value-type="float">
            <text:p>0.005978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225.881125" calcext:value-type="float">
            <text:p>225.881125</text:p>
          </table:table-cell>
          <table:table-cell office:value-type="float" office:value="9.20125" calcext:value-type="float">
            <text:p>9.2012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09" calcext:value-type="float">
            <text:p>9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77.340632" calcext:value-type="float">
            <text:p>177.340632</text:p>
          </table:table-cell>
          <table:table-cell office:value-type="float" office:value="5.663235" calcext:value-type="float">
            <text:p>5.663235</text:p>
          </table:table-cell>
          <table:table-cell office:value-type="float" office:value="0.005921" calcext:value-type="float">
            <text:p>0.005921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209.391417" calcext:value-type="float">
            <text:p>209.391417</text:p>
          </table:table-cell>
          <table:table-cell office:value-type="float" office:value="9.295" calcext:value-type="float">
            <text:p>9.295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09" calcext:value-type="float">
            <text:p>9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17.470139" calcext:value-type="float">
            <text:p>217.470139</text:p>
          </table:table-cell>
          <table:table-cell office:value-type="float" office:value="6.262778" calcext:value-type="float">
            <text:p>6.262778</text:p>
          </table:table-cell>
          <table:table-cell office:value-type="float" office:value="0.006198" calcext:value-type="float">
            <text:p>0.006198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248.62875" calcext:value-type="float">
            <text:p>248.62875</text:p>
          </table:table-cell>
          <table:table-cell office:value-type="float" office:value="9.31" calcext:value-type="float">
            <text:p>9.31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09" calcext:value-type="float">
            <text:p>9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76.355553" calcext:value-type="float">
            <text:p>176.355553</text:p>
          </table:table-cell>
          <table:table-cell office:value-type="float" office:value="5.960526" calcext:value-type="float">
            <text:p>5.960526</text:p>
          </table:table-cell>
          <table:table-cell office:value-type="float" office:value="0.006039" calcext:value-type="float">
            <text:p>0.006039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230.2095" calcext:value-type="float">
            <text:p>230.2095</text:p>
          </table:table-cell>
          <table:table-cell office:value-type="float" office:value="9.52" calcext:value-type="float">
            <text:p>9.52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09" calcext:value-type="float">
            <text:p>9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77.341928" calcext:value-type="float">
            <text:p>177.341928</text:p>
          </table:table-cell>
          <table:table-cell office:value-type="float" office:value="11.175" calcext:value-type="float">
            <text:p>11.17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00.589109" calcext:value-type="float">
            <text:p>200.589109</text:p>
          </table:table-cell>
          <table:table-cell office:value-type="float" office:value="11.468684" calcext:value-type="float">
            <text:p>11.46868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08.471241" calcext:value-type="float">
            <text:p>208.471241</text:p>
          </table:table-cell>
          <table:table-cell office:value-type="float" office:value="11.1975" calcext:value-type="float">
            <text:p>11.197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06.870418" calcext:value-type="float">
            <text:p>206.870418</text:p>
          </table:table-cell>
          <table:table-cell office:value-type="float" office:value="11.328056" calcext:value-type="float">
            <text:p>11.32805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50.484277" calcext:value-type="float">
            <text:p>250.484277</text:p>
          </table:table-cell>
          <table:table-cell office:value-type="float" office:value="11.3" calcext:value-type="float">
            <text:p>11.3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33.484539" calcext:value-type="float">
            <text:p>233.484539</text:p>
          </table:table-cell>
          <table:table-cell office:value-type="float" office:value="11.102941" calcext:value-type="float">
            <text:p>11.10294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348.474421" calcext:value-type="float">
            <text:p>348.474421</text:p>
          </table:table-cell>
          <table:table-cell office:value-type="float" office:value="11.45375" calcext:value-type="float">
            <text:p>11.4537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336.453582" calcext:value-type="float">
            <text:p>336.453582</text:p>
          </table:table-cell>
          <table:table-cell office:value-type="float" office:value="10.825938" calcext:value-type="float">
            <text:p>10.825938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86.709025" calcext:value-type="float">
            <text:p>286.709025</text:p>
          </table:table-cell>
          <table:table-cell office:value-type="float" office:value="11.331" calcext:value-type="float">
            <text:p>11.33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67.105658" calcext:value-type="float">
            <text:p>267.105658</text:p>
          </table:table-cell>
          <table:table-cell office:value-type="float" office:value="10.854333" calcext:value-type="float">
            <text:p>10.85433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65.508319" calcext:value-type="float">
            <text:p>265.508319</text:p>
          </table:table-cell>
          <table:table-cell office:value-type="float" office:value="11.074167" calcext:value-type="float">
            <text:p>11.074167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56.425006" calcext:value-type="float">
            <text:p>256.425006</text:p>
          </table:table-cell>
          <table:table-cell office:value-type="float" office:value="10.946071" calcext:value-type="float">
            <text:p>10.94607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63.228772" calcext:value-type="float">
            <text:p>163.228772</text:p>
          </table:table-cell>
          <table:table-cell office:value-type="float" office:value="10.946429" calcext:value-type="float">
            <text:p>10.946429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161.452199" calcext:value-type="float">
            <text:p>161.452199</text:p>
          </table:table-cell>
          <table:table-cell office:value-type="float" office:value="10.985769" calcext:value-type="float">
            <text:p>10.98576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21.375965" calcext:value-type="float">
            <text:p>221.375965</text:p>
          </table:table-cell>
          <table:table-cell office:value-type="float" office:value="10.69" calcext:value-type="float">
            <text:p>10.69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28.553523" calcext:value-type="float">
            <text:p>228.553523</text:p>
          </table:table-cell>
          <table:table-cell office:value-type="float" office:value="10.906667" calcext:value-type="float">
            <text:p>10.90666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41.29806" calcext:value-type="float">
            <text:p>241.29806</text:p>
          </table:table-cell>
          <table:table-cell office:value-type="float" office:value="11.008333" calcext:value-type="float">
            <text:p>11.008333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31.77386" calcext:value-type="float">
            <text:p>231.77386</text:p>
          </table:table-cell>
          <table:table-cell office:value-type="float" office:value="10.735909" calcext:value-type="float">
            <text:p>10.73590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34.216723" calcext:value-type="float">
            <text:p>234.216723</text:p>
          </table:table-cell>
          <table:table-cell office:value-type="float" office:value="11.018" calcext:value-type="float">
            <text:p>11.018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17.051277" calcext:value-type="float">
            <text:p>217.051277</text:p>
          </table:table-cell>
          <table:table-cell office:value-type="float" office:value="10.556" calcext:value-type="float">
            <text:p>10.55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27.373639" calcext:value-type="float">
            <text:p>227.373639</text:p>
          </table:table-cell>
          <table:table-cell office:value-type="float" office:value="10.796364" calcext:value-type="float">
            <text:p>10.796364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24.299997" calcext:value-type="float">
            <text:p>224.299997</text:p>
          </table:table-cell>
          <table:table-cell office:value-type="float" office:value="10.775556" calcext:value-type="float">
            <text:p>10.77555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78.126957" calcext:value-type="float">
            <text:p>278.126957</text:p>
          </table:table-cell>
          <table:table-cell office:value-type="float" office:value="10.789583" calcext:value-type="float">
            <text:p>10.789583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50.709565" calcext:value-type="float">
            <text:p>250.709565</text:p>
          </table:table-cell>
          <table:table-cell office:value-type="float" office:value="10.716875" calcext:value-type="float">
            <text:p>10.71687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309.328665" calcext:value-type="float">
            <text:p>309.328665</text:p>
          </table:table-cell>
          <table:table-cell office:value-type="float" office:value="10.926538" calcext:value-type="float">
            <text:p>10.926538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78.048193" calcext:value-type="float">
            <text:p>278.048193</text:p>
          </table:table-cell>
          <table:table-cell office:value-type="float" office:value="10.197857" calcext:value-type="float">
            <text:p>10.19785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38.479269" calcext:value-type="float">
            <text:p>238.479269</text:p>
          </table:table-cell>
          <table:table-cell office:value-type="float" office:value="10.838214" calcext:value-type="float">
            <text:p>10.838214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19.388371" calcext:value-type="float">
            <text:p>219.388371</text:p>
          </table:table-cell>
          <table:table-cell office:value-type="float" office:value="10.499167" calcext:value-type="float">
            <text:p>10.49916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62.432548" calcext:value-type="float">
            <text:p>262.432548</text:p>
          </table:table-cell>
          <table:table-cell office:value-type="float" office:value="10.687" calcext:value-type="float">
            <text:p>10.687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41.822357" calcext:value-type="float">
            <text:p>241.822357</text:p>
          </table:table-cell>
          <table:table-cell office:value-type="float" office:value="10.687" calcext:value-type="float">
            <text:p>10.68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45.048305" calcext:value-type="float">
            <text:p>245.048305</text:p>
          </table:table-cell>
          <table:table-cell office:value-type="float" office:value="10.719375" calcext:value-type="float">
            <text:p>10.719375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37.94553" calcext:value-type="float">
            <text:p>237.94553</text:p>
          </table:table-cell>
          <table:table-cell office:value-type="float" office:value="10.4375" calcext:value-type="float">
            <text:p>10.437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44.25983" calcext:value-type="float">
            <text:p>244.25983</text:p>
          </table:table-cell>
          <table:table-cell office:value-type="float" office:value="10.783235" calcext:value-type="float">
            <text:p>10.783235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035" calcext:value-type="float">
            <text:p>3.5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213.637629" calcext:value-type="float">
            <text:p>213.637629</text:p>
          </table:table-cell>
          <table:table-cell office:value-type="float" office:value="9.965" calcext:value-type="float">
            <text:p>9.965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90.812621" calcext:value-type="float">
            <text:p>190.812621</text:p>
          </table:table-cell>
          <table:table-cell office:value-type="float" office:value="10.644722" calcext:value-type="float">
            <text:p>10.644722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041" calcext:value-type="float">
            <text:p>4.1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177.913908" calcext:value-type="float">
            <text:p>177.913908</text:p>
          </table:table-cell>
          <table:table-cell office:value-type="float" office:value="10.8525" calcext:value-type="float">
            <text:p>10.8525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46.284242" calcext:value-type="float">
            <text:p>246.284242</text:p>
          </table:table-cell>
          <table:table-cell office:value-type="float" office:value="10.688947" calcext:value-type="float">
            <text:p>10.68894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46" calcext:value-type="float">
            <text:p>4.6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250.254393" calcext:value-type="float">
            <text:p>250.254393</text:p>
          </table:table-cell>
          <table:table-cell office:value-type="float" office:value="10.36" calcext:value-type="float">
            <text:p>10.36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09" calcext:value-type="float">
            <text:p>9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03.233684" calcext:value-type="float">
            <text:p>203.233684</text:p>
          </table:table-cell>
          <table:table-cell office:value-type="float" office:value="14.236316" calcext:value-type="float">
            <text:p>14.236316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C</text:p>
          </table:table-cell>
          <table:table-cell office:value-type="float" office:value="232.76" calcext:value-type="float">
            <text:p>232.76</text:p>
          </table:table-cell>
          <table:table-cell office:value-type="float" office:value="6.79" calcext:value-type="float">
            <text:p>6.79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07" calcext:value-type="float">
            <text:p>7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20.498056" calcext:value-type="float">
            <text:p>220.498056</text:p>
          </table:table-cell>
          <table:table-cell office:value-type="float" office:value="14.263611" calcext:value-type="float">
            <text:p>14.263611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C</text:p>
          </table:table-cell>
          <table:table-cell office:value-type="float" office:value="231.8625" calcext:value-type="float">
            <text:p>231.8625</text:p>
          </table:table-cell>
          <table:table-cell office:value-type="float" office:value="6.8325" calcext:value-type="float">
            <text:p>6.832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82.489118" calcext:value-type="float">
            <text:p>182.489118</text:p>
          </table:table-cell>
          <table:table-cell office:value-type="float" office:value="14.286765" calcext:value-type="float">
            <text:p>14.286765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C</text:p>
          </table:table-cell>
          <table:table-cell office:value-type="float" office:value="203.898333" calcext:value-type="float">
            <text:p>203.898333</text:p>
          </table:table-cell>
          <table:table-cell office:value-type="float" office:value="6.288333" calcext:value-type="float">
            <text:p>6.288333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40.459062" calcext:value-type="float">
            <text:p>140.459062</text:p>
          </table:table-cell>
          <table:table-cell office:value-type="float" office:value="14.20375" calcext:value-type="float">
            <text:p>14.20375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51.9725" calcext:value-type="float">
            <text:p>151.9725</text:p>
          </table:table-cell>
          <table:table-cell office:value-type="float" office:value="5.5275" calcext:value-type="float">
            <text:p>5.5275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26.88" calcext:value-type="float">
            <text:p>126.88</text:p>
          </table:table-cell>
          <table:table-cell office:value-type="float" office:value="14.510667" calcext:value-type="float">
            <text:p>14.510667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007" calcext:value-type="float">
            <text:p>7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02.976" calcext:value-type="float">
            <text:p>102.976</text:p>
          </table:table-cell>
          <table:table-cell office:value-type="float" office:value="5.42" calcext:value-type="float">
            <text:p>5.42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07" calcext:value-type="float">
            <text:p>7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04.524643" calcext:value-type="float">
            <text:p>204.524643</text:p>
          </table:table-cell>
          <table:table-cell office:value-type="float" office:value="14.372857" calcext:value-type="float">
            <text:p>14.372857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99.72" calcext:value-type="float">
            <text:p>199.72</text:p>
          </table:table-cell>
          <table:table-cell office:value-type="float" office:value="6.403333" calcext:value-type="float">
            <text:p>6.403333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22.797308" calcext:value-type="float">
            <text:p>122.797308</text:p>
          </table:table-cell>
          <table:table-cell office:value-type="float" office:value="14.525385" calcext:value-type="float">
            <text:p>14.525385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07.827143" calcext:value-type="float">
            <text:p>107.827143</text:p>
          </table:table-cell>
          <table:table-cell office:value-type="float" office:value="5.317143" calcext:value-type="float">
            <text:p>5.317143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90.66125" calcext:value-type="float">
            <text:p>190.66125</text:p>
          </table:table-cell>
          <table:table-cell office:value-type="float" office:value="14.09125" calcext:value-type="float">
            <text:p>14.09125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C</text:p>
          </table:table-cell>
          <table:table-cell office:value-type="float" office:value="224.76125" calcext:value-type="float">
            <text:p>224.76125</text:p>
          </table:table-cell>
          <table:table-cell office:value-type="float" office:value="7.279375" calcext:value-type="float">
            <text:p>7.27937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78.731818" calcext:value-type="float">
            <text:p>178.731818</text:p>
          </table:table-cell>
          <table:table-cell office:value-type="float" office:value="14.541818" calcext:value-type="float">
            <text:p>14.541818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007" calcext:value-type="float">
            <text:p>7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66.608333" calcext:value-type="float">
            <text:p>166.608333</text:p>
          </table:table-cell>
          <table:table-cell office:value-type="float" office:value="6.104444" calcext:value-type="float">
            <text:p>6.104444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07" calcext:value-type="float">
            <text:p>7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97.9885" calcext:value-type="float">
            <text:p>197.9885</text:p>
          </table:table-cell>
          <table:table-cell office:value-type="float" office:value="14.601" calcext:value-type="float">
            <text:p>14.601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C</text:p>
          </table:table-cell>
          <table:table-cell office:value-type="float" office:value="200.882" calcext:value-type="float">
            <text:p>200.882</text:p>
          </table:table-cell>
          <table:table-cell office:value-type="float" office:value="6.556" calcext:value-type="float">
            <text:p>6.556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77.788333" calcext:value-type="float">
            <text:p>177.788333</text:p>
          </table:table-cell>
          <table:table-cell office:value-type="float" office:value="14.276667" calcext:value-type="float">
            <text:p>14.276667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0007" calcext:value-type="float">
            <text:p>7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75.704091" calcext:value-type="float">
            <text:p>175.704091</text:p>
          </table:table-cell>
          <table:table-cell office:value-type="float" office:value="6.287273" calcext:value-type="float">
            <text:p>6.287273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07" calcext:value-type="float">
            <text:p>7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40.798125" calcext:value-type="float">
            <text:p>240.798125</text:p>
          </table:table-cell>
          <table:table-cell office:value-type="float" office:value="14.328125" calcext:value-type="float">
            <text:p>14.32812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C</text:p>
          </table:table-cell>
          <table:table-cell office:value-type="float" office:value="255.42875" calcext:value-type="float">
            <text:p>255.42875</text:p>
          </table:table-cell>
          <table:table-cell office:value-type="float" office:value="7.362083" calcext:value-type="float">
            <text:p>7.362083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03.912857" calcext:value-type="float">
            <text:p>203.912857</text:p>
          </table:table-cell>
          <table:table-cell office:value-type="float" office:value="14.289286" calcext:value-type="float">
            <text:p>14.289286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07" calcext:value-type="float">
            <text:p>7E-06</text:p>
          </table:table-cell>
          <table:table-cell office:value-type="string" calcext:value-type="string">
            <text:p><text:s text:c="2"/>ZIC</text:p>
          </table:table-cell>
          <table:table-cell office:value-type="float" office:value="210.064615" calcext:value-type="float">
            <text:p>210.064615</text:p>
          </table:table-cell>
          <table:table-cell office:value-type="float" office:value="7.032692" calcext:value-type="float">
            <text:p>7.032692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07" calcext:value-type="float">
            <text:p>7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83.835833" calcext:value-type="float">
            <text:p>183.835833</text:p>
          </table:table-cell>
          <table:table-cell office:value-type="float" office:value="14.154167" calcext:value-type="float">
            <text:p>14.154167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.000007" calcext:value-type="float">
            <text:p>7E-06</text:p>
          </table:table-cell>
          <table:table-cell office:value-type="string" calcext:value-type="string">
            <text:p><text:s text:c="2"/>ZIC</text:p>
          </table:table-cell>
          <table:table-cell office:value-type="float" office:value="217.826071" calcext:value-type="float">
            <text:p>217.826071</text:p>
          </table:table-cell>
          <table:table-cell office:value-type="float" office:value="6.823929" calcext:value-type="float">
            <text:p>6.823929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07" calcext:value-type="float">
            <text:p>7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75.701" calcext:value-type="float">
            <text:p>175.701</text:p>
          </table:table-cell>
          <table:table-cell office:value-type="float" office:value="14.423" calcext:value-type="float">
            <text:p>14.423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71.492" calcext:value-type="float">
            <text:p>171.492</text:p>
          </table:table-cell>
          <table:table-cell office:value-type="float" office:value="6.237" calcext:value-type="float">
            <text:p>6.237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03.72" calcext:value-type="float">
            <text:p>203.72</text:p>
          </table:table-cell>
          <table:table-cell office:value-type="float" office:value="14.355" calcext:value-type="float">
            <text:p>14.35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C</text:p>
          </table:table-cell>
          <table:table-cell office:value-type="float" office:value="210.274063" calcext:value-type="float">
            <text:p>210.274063</text:p>
          </table:table-cell>
          <table:table-cell office:value-type="float" office:value="6.865625" calcext:value-type="float">
            <text:p>6.86562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96.433333" calcext:value-type="float">
            <text:p>296.433333</text:p>
          </table:table-cell>
          <table:table-cell office:value-type="float" office:value="14.37" calcext:value-type="float">
            <text:p>14.37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07" calcext:value-type="float">
            <text:p>7E-06</text:p>
          </table:table-cell>
          <table:table-cell office:value-type="string" calcext:value-type="string">
            <text:p><text:s text:c="2"/>ZIC</text:p>
          </table:table-cell>
          <table:table-cell office:value-type="float" office:value="299.872059" calcext:value-type="float">
            <text:p>299.872059</text:p>
          </table:table-cell>
          <table:table-cell office:value-type="float" office:value="7.755294" calcext:value-type="float">
            <text:p>7.755294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86.6825" calcext:value-type="float">
            <text:p>186.6825</text:p>
          </table:table-cell>
          <table:table-cell office:value-type="float" office:value="14.7875" calcext:value-type="float">
            <text:p>14.7875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76.297778" calcext:value-type="float">
            <text:p>176.297778</text:p>
          </table:table-cell>
          <table:table-cell office:value-type="float" office:value="6.529722" calcext:value-type="float">
            <text:p>6.529722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67.09" calcext:value-type="float">
            <text:p>267.09</text:p>
          </table:table-cell>
          <table:table-cell office:value-type="float" office:value="14.3" calcext:value-type="float">
            <text:p>14.3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C</text:p>
          </table:table-cell>
          <table:table-cell office:value-type="float" office:value="257.528421" calcext:value-type="float">
            <text:p>257.528421</text:p>
          </table:table-cell>
          <table:table-cell office:value-type="float" office:value="7.501053" calcext:value-type="float">
            <text:p>7.501053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00.64921" calcext:value-type="float">
            <text:p>200.64921</text:p>
          </table:table-cell>
          <table:table-cell office:value-type="float" office:value="13.790789" calcext:value-type="float">
            <text:p>13.790789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07" calcext:value-type="float">
            <text:p>7E-06</text:p>
          </table:table-cell>
          <table:table-cell office:value-type="string" calcext:value-type="string">
            <text:p><text:s text:c="2"/>ZIP</text:p>
          </table:table-cell>
          <table:table-cell office:value-type="float" office:value="360.575" calcext:value-type="float">
            <text:p>360.575</text:p>
          </table:table-cell>
          <table:table-cell office:value-type="float" office:value="10.025" calcext:value-type="float">
            <text:p>10.02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25" calcext:value-type="float">
            <text:p>2.5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79.599722" calcext:value-type="float">
            <text:p>179.599722</text:p>
          </table:table-cell>
          <table:table-cell office:value-type="float" office:value="13.668333" calcext:value-type="float">
            <text:p>13.668333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263.9925" calcext:value-type="float">
            <text:p>263.9925</text:p>
          </table:table-cell>
          <table:table-cell office:value-type="float" office:value="8.98" calcext:value-type="float">
            <text:p>8.98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24" calcext:value-type="float">
            <text:p>2.4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39.927353" calcext:value-type="float">
            <text:p>139.927353</text:p>
          </table:table-cell>
          <table:table-cell office:value-type="float" office:value="13.463235" calcext:value-type="float">
            <text:p>13.46323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07" calcext:value-type="float">
            <text:p>7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90.511667" calcext:value-type="float">
            <text:p>190.511667</text:p>
          </table:table-cell>
          <table:table-cell office:value-type="float" office:value="8.251667" calcext:value-type="float">
            <text:p>8.251667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23" calcext:value-type="float">
            <text:p>2.3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07.855625" calcext:value-type="float">
            <text:p>207.855625</text:p>
          </table:table-cell>
          <table:table-cell office:value-type="float" office:value="13.050937" calcext:value-type="float">
            <text:p>13.050937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0007" calcext:value-type="float">
            <text:p>7E-06</text:p>
          </table:table-cell>
          <table:table-cell office:value-type="string" calcext:value-type="string">
            <text:p><text:s text:c="2"/>ZIP</text:p>
          </table:table-cell>
          <table:table-cell office:value-type="float" office:value="263.195" calcext:value-type="float">
            <text:p>263.195</text:p>
          </table:table-cell>
          <table:table-cell office:value-type="float" office:value="8.37375" calcext:value-type="float">
            <text:p>8.3737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2" calcext:value-type="float">
            <text:p>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37.143333" calcext:value-type="float">
            <text:p>137.143333</text:p>
          </table:table-cell>
          <table:table-cell office:value-type="float" office:value="13.047333" calcext:value-type="float">
            <text:p>13.047333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65.381" calcext:value-type="float">
            <text:p>165.381</text:p>
          </table:table-cell>
          <table:table-cell office:value-type="float" office:value="7.554" calcext:value-type="float">
            <text:p>7.554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023" calcext:value-type="float">
            <text:p>2.3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07.105" calcext:value-type="float">
            <text:p>207.105</text:p>
          </table:table-cell>
          <table:table-cell office:value-type="float" office:value="12.632857" calcext:value-type="float">
            <text:p>12.632857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07" calcext:value-type="float">
            <text:p>7E-06</text:p>
          </table:table-cell>
          <table:table-cell office:value-type="string" calcext:value-type="string">
            <text:p><text:s text:c="2"/>ZIP</text:p>
          </table:table-cell>
          <table:table-cell office:value-type="float" office:value="247.624167" calcext:value-type="float">
            <text:p>247.624167</text:p>
          </table:table-cell>
          <table:table-cell office:value-type="float" office:value="7.421667" calcext:value-type="float">
            <text:p>7.421667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2" calcext:value-type="float">
            <text:p>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66.879615" calcext:value-type="float">
            <text:p>166.879615</text:p>
          </table:table-cell>
          <table:table-cell office:value-type="float" office:value="12.174615" calcext:value-type="float">
            <text:p>12.174615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84.136429" calcext:value-type="float">
            <text:p>184.136429</text:p>
          </table:table-cell>
          <table:table-cell office:value-type="float" office:value="6.954286" calcext:value-type="float">
            <text:p>6.954286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21" calcext:value-type="float">
            <text:p>2.1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69.885833" calcext:value-type="float">
            <text:p>169.885833</text:p>
          </table:table-cell>
          <table:table-cell office:value-type="float" office:value="12.07625" calcext:value-type="float">
            <text:p>12.07625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.000007" calcext:value-type="float">
            <text:p>7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73.565" calcext:value-type="float">
            <text:p>173.565</text:p>
          </table:table-cell>
          <table:table-cell office:value-type="float" office:value="6.486875" calcext:value-type="float">
            <text:p>6.486875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02" calcext:value-type="float">
            <text:p>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93.130455" calcext:value-type="float">
            <text:p>193.130455</text:p>
          </table:table-cell>
          <table:table-cell office:value-type="float" office:value="11.808182" calcext:value-type="float">
            <text:p>11.808182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76.476111" calcext:value-type="float">
            <text:p>176.476111</text:p>
          </table:table-cell>
          <table:table-cell office:value-type="float" office:value="5.942222" calcext:value-type="float">
            <text:p>5.942222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2" calcext:value-type="float">
            <text:p>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68.249" calcext:value-type="float">
            <text:p>168.249</text:p>
          </table:table-cell>
          <table:table-cell office:value-type="float" office:value="11.646" calcext:value-type="float">
            <text:p>11.646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39.39" calcext:value-type="float">
            <text:p>139.39</text:p>
          </table:table-cell>
          <table:table-cell office:value-type="float" office:value="5.612" calcext:value-type="float">
            <text:p>5.612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21" calcext:value-type="float">
            <text:p>2.1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70.787222" calcext:value-type="float">
            <text:p>170.787222</text:p>
          </table:table-cell>
          <table:table-cell office:value-type="float" office:value="11.611111" calcext:value-type="float">
            <text:p>11.611111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34.498636" calcext:value-type="float">
            <text:p>134.498636</text:p>
          </table:table-cell>
          <table:table-cell office:value-type="float" office:value="4.959091" calcext:value-type="float">
            <text:p>4.959091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2" calcext:value-type="float">
            <text:p>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18.9" calcext:value-type="float">
            <text:p>118.9</text:p>
          </table:table-cell>
          <table:table-cell office:value-type="float" office:value="11.29375" calcext:value-type="float">
            <text:p>11.29375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80.175417" calcext:value-type="float">
            <text:p>80.175417</text:p>
          </table:table-cell>
          <table:table-cell office:value-type="float" office:value="4.513333" calcext:value-type="float">
            <text:p>4.513333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2" calcext:value-type="float">
            <text:p>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61.276429" calcext:value-type="float">
            <text:p>261.276429</text:p>
          </table:table-cell>
          <table:table-cell office:value-type="float" office:value="10.845" calcext:value-type="float">
            <text:p>10.845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63.459615" calcext:value-type="float">
            <text:p>163.459615</text:p>
          </table:table-cell>
          <table:table-cell office:value-type="float" office:value="4.545" calcext:value-type="float">
            <text:p>4.545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21" calcext:value-type="float">
            <text:p>2.1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03.211667" calcext:value-type="float">
            <text:p>203.211667</text:p>
          </table:table-cell>
          <table:table-cell office:value-type="float" office:value="10.699167" calcext:value-type="float">
            <text:p>10.699167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007" calcext:value-type="float">
            <text:p>7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19.333571" calcext:value-type="float">
            <text:p>119.333571</text:p>
          </table:table-cell>
          <table:table-cell office:value-type="float" office:value="4.131786" calcext:value-type="float">
            <text:p>4.131786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02" calcext:value-type="float">
            <text:p>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40.548" calcext:value-type="float">
            <text:p>240.548</text:p>
          </table:table-cell>
          <table:table-cell office:value-type="float" office:value="10.987" calcext:value-type="float">
            <text:p>10.987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19.983333" calcext:value-type="float">
            <text:p>119.983333</text:p>
          </table:table-cell>
          <table:table-cell office:value-type="float" office:value="3.759" calcext:value-type="float">
            <text:p>3.759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2" calcext:value-type="float">
            <text:p>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82.84125" calcext:value-type="float">
            <text:p>182.84125</text:p>
          </table:table-cell>
          <table:table-cell office:value-type="float" office:value="10.58125" calcext:value-type="float">
            <text:p>10.58125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76.80875" calcext:value-type="float">
            <text:p>76.80875</text:p>
          </table:table-cell>
          <table:table-cell office:value-type="float" office:value="3.146562" calcext:value-type="float">
            <text:p>3.146562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2" calcext:value-type="float">
            <text:p>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46.955" calcext:value-type="float">
            <text:p>146.955</text:p>
          </table:table-cell>
          <table:table-cell office:value-type="float" office:value="9.868333" calcext:value-type="float">
            <text:p>9.868333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50.713235" calcext:value-type="float">
            <text:p>50.713235</text:p>
          </table:table-cell>
          <table:table-cell office:value-type="float" office:value="2.423824" calcext:value-type="float">
            <text:p>2.423824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2" calcext:value-type="float">
            <text:p>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06.025" calcext:value-type="float">
            <text:p>206.025</text:p>
          </table:table-cell>
          <table:table-cell office:value-type="float" office:value="9.5075" calcext:value-type="float">
            <text:p>9.5075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62.338056" calcext:value-type="float">
            <text:p>62.338056</text:p>
          </table:table-cell>
          <table:table-cell office:value-type="float" office:value="2.219167" calcext:value-type="float">
            <text:p>2.219167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2" calcext:value-type="float">
            <text:p>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53.885" calcext:value-type="float">
            <text:p>153.885</text:p>
          </table:table-cell>
          <table:table-cell office:value-type="float" office:value="8.7" calcext:value-type="float">
            <text:p>8.7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09" calcext:value-type="float">
            <text:p>9E-06</text:p>
          </table:table-cell>
          <table:table-cell office:value-type="string" calcext:value-type="string">
            <text:p><text:s text:c="2"/>ZIP</text:p>
          </table:table-cell>
          <table:table-cell office:value-type="float" office:value="44.306316" calcext:value-type="float">
            <text:p>44.306316</text:p>
          </table:table-cell>
          <table:table-cell office:value-type="float" office:value="1.548947" calcext:value-type="float">
            <text:p>1.548947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2" calcext:value-type="float">
            <text:p>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84.14775" calcext:value-type="float">
            <text:p>284.14775</text:p>
          </table:table-cell>
          <table:table-cell office:value-type="float" office:value="6.805" calcext:value-type="float">
            <text:p>6.805</text:p>
          </table:table-cell>
          <table:table-cell office:value-type="float" office:value="0.005959" calcext:value-type="float">
            <text:p>0.005959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184.351434" calcext:value-type="float">
            <text:p>184.351434</text:p>
          </table:table-cell>
          <table:table-cell office:value-type="float" office:value="13.86079" calcext:value-type="float">
            <text:p>13.86079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007" calcext:value-type="float">
            <text:p>7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311.613" calcext:value-type="float">
            <text:p>311.613</text:p>
          </table:table-cell>
          <table:table-cell office:value-type="float" office:value="6.93" calcext:value-type="float">
            <text:p>6.93</text:p>
          </table:table-cell>
          <table:table-cell office:value-type="float" office:value="0.005806" calcext:value-type="float">
            <text:p>0.005806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190.919667" calcext:value-type="float">
            <text:p>190.919667</text:p>
          </table:table-cell>
          <table:table-cell office:value-type="float" office:value="13.581667" calcext:value-type="float">
            <text:p>13.581667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58.21925" calcext:value-type="float">
            <text:p>258.21925</text:p>
          </table:table-cell>
          <table:table-cell office:value-type="float" office:value="6.381667" calcext:value-type="float">
            <text:p>6.381667</text:p>
          </table:table-cell>
          <table:table-cell office:value-type="float" office:value="0.006377" calcext:value-type="float">
            <text:p>0.006377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202.713368" calcext:value-type="float">
            <text:p>202.713368</text:p>
          </table:table-cell>
          <table:table-cell office:value-type="float" office:value="13.511471" calcext:value-type="float">
            <text:p>13.511471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86.519438" calcext:value-type="float">
            <text:p>286.519438</text:p>
          </table:table-cell>
          <table:table-cell office:value-type="float" office:value="6.715" calcext:value-type="float">
            <text:p>6.715</text:p>
          </table:table-cell>
          <table:table-cell office:value-type="float" office:value="0.005242" calcext:value-type="float">
            <text:p>0.005242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211.456703" calcext:value-type="float">
            <text:p>211.456703</text:p>
          </table:table-cell>
          <table:table-cell office:value-type="float" office:value="13.105" calcext:value-type="float">
            <text:p>13.10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64.9555" calcext:value-type="float">
            <text:p>164.9555</text:p>
          </table:table-cell>
          <table:table-cell office:value-type="float" office:value="5.473" calcext:value-type="float">
            <text:p>5.473</text:p>
          </table:table-cell>
          <table:table-cell office:value-type="float" office:value="0.005993" calcext:value-type="float">
            <text:p>0.005993</text:p>
          </table:table-cell>
          <table:table-cell office:value-type="float" office:value="0.000018" calcext:value-type="float">
            <text:p>1.8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144.925167" calcext:value-type="float">
            <text:p>144.925167</text:p>
          </table:table-cell>
          <table:table-cell office:value-type="float" office:value="12.809667" calcext:value-type="float">
            <text:p>12.809667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17.581417" calcext:value-type="float">
            <text:p>117.581417</text:p>
          </table:table-cell>
          <table:table-cell office:value-type="float" office:value="4.6825" calcext:value-type="float">
            <text:p>4.6825</text:p>
          </table:table-cell>
          <table:table-cell office:value-type="float" office:value="0.005276" calcext:value-type="float">
            <text:p>0.005276</text:p>
          </table:table-cell>
          <table:table-cell office:value-type="float" office:value="0.000018" calcext:value-type="float">
            <text:p>1.8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114.784036" calcext:value-type="float">
            <text:p>114.784036</text:p>
          </table:table-cell>
          <table:table-cell office:value-type="float" office:value="13.020357" calcext:value-type="float">
            <text:p>13.020357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86.76325" calcext:value-type="float">
            <text:p>186.76325</text:p>
          </table:table-cell>
          <table:table-cell office:value-type="float" office:value="5.396429" calcext:value-type="float">
            <text:p>5.396429</text:p>
          </table:table-cell>
          <table:table-cell office:value-type="float" office:value="0.00597" calcext:value-type="float">
            <text:p>0.00597</text:p>
          </table:table-cell>
          <table:table-cell office:value-type="float" office:value="0.000018" calcext:value-type="float">
            <text:p>1.8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164.697865" calcext:value-type="float">
            <text:p>164.697865</text:p>
          </table:table-cell>
          <table:table-cell office:value-type="float" office:value="12.258846" calcext:value-type="float">
            <text:p>12.258846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54.643125" calcext:value-type="float">
            <text:p>154.643125</text:p>
          </table:table-cell>
          <table:table-cell office:value-type="float" office:value="5.02" calcext:value-type="float">
            <text:p>5.02</text:p>
          </table:table-cell>
          <table:table-cell office:value-type="float" office:value="0.005155" calcext:value-type="float">
            <text:p>0.005155</text:p>
          </table:table-cell>
          <table:table-cell office:value-type="float" office:value="0.000018" calcext:value-type="float">
            <text:p>1.8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150.067083" calcext:value-type="float">
            <text:p>150.067083</text:p>
          </table:table-cell>
          <table:table-cell office:value-type="float" office:value="12.3025" calcext:value-type="float">
            <text:p>12.302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87.883833" calcext:value-type="float">
            <text:p>187.883833</text:p>
          </table:table-cell>
          <table:table-cell office:value-type="float" office:value="5.137778" calcext:value-type="float">
            <text:p>5.137778</text:p>
          </table:table-cell>
          <table:table-cell office:value-type="float" office:value="0.005546" calcext:value-type="float">
            <text:p>0.005546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191.812773" calcext:value-type="float">
            <text:p>191.812773</text:p>
          </table:table-cell>
          <table:table-cell office:value-type="float" office:value="11.827273" calcext:value-type="float">
            <text:p>11.827273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47.372425" calcext:value-type="float">
            <text:p>147.372425</text:p>
          </table:table-cell>
          <table:table-cell office:value-type="float" office:value="4.6815" calcext:value-type="float">
            <text:p>4.6815</text:p>
          </table:table-cell>
          <table:table-cell office:value-type="float" office:value="0.005329" calcext:value-type="float">
            <text:p>0.005329</text:p>
          </table:table-cell>
          <table:table-cell office:value-type="float" office:value="0.000018" calcext:value-type="float">
            <text:p>1.8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174.170575" calcext:value-type="float">
            <text:p>174.170575</text:p>
          </table:table-cell>
          <table:table-cell office:value-type="float" office:value="11.8715" calcext:value-type="float">
            <text:p>11.8715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64.497523" calcext:value-type="float">
            <text:p>164.497523</text:p>
          </table:table-cell>
          <table:table-cell office:value-type="float" office:value="4.766364" calcext:value-type="float">
            <text:p>4.766364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191.422472" calcext:value-type="float">
            <text:p>191.422472</text:p>
          </table:table-cell>
          <table:table-cell office:value-type="float" office:value="11.415556" calcext:value-type="float">
            <text:p>11.415556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20.658542" calcext:value-type="float">
            <text:p>120.658542</text:p>
          </table:table-cell>
          <table:table-cell office:value-type="float" office:value="4.353333" calcext:value-type="float">
            <text:p>4.353333</text:p>
          </table:table-cell>
          <table:table-cell office:value-type="float" office:value="0.005305" calcext:value-type="float">
            <text:p>0.005305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158.120937" calcext:value-type="float">
            <text:p>158.120937</text:p>
          </table:table-cell>
          <table:table-cell office:value-type="float" office:value="11.60875" calcext:value-type="float">
            <text:p>11.60875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17.535308" calcext:value-type="float">
            <text:p>117.535308</text:p>
          </table:table-cell>
          <table:table-cell office:value-type="float" office:value="4.392308" calcext:value-type="float">
            <text:p>4.392308</text:p>
          </table:table-cell>
          <table:table-cell office:value-type="float" office:value="0.004858" calcext:value-type="float">
            <text:p>0.004858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154.166571" calcext:value-type="float">
            <text:p>154.166571</text:p>
          </table:table-cell>
          <table:table-cell office:value-type="float" office:value="11.331429" calcext:value-type="float">
            <text:p>11.331429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94.022321" calcext:value-type="float">
            <text:p>194.022321</text:p>
          </table:table-cell>
          <table:table-cell office:value-type="float" office:value="5.011786" calcext:value-type="float">
            <text:p>5.011786</text:p>
          </table:table-cell>
          <table:table-cell office:value-type="float" office:value="0.006105" calcext:value-type="float">
            <text:p>0.006105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222.617083" calcext:value-type="float">
            <text:p>222.617083</text:p>
          </table:table-cell>
          <table:table-cell office:value-type="float" office:value="10.5275" calcext:value-type="float">
            <text:p>10.527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40.958817" calcext:value-type="float">
            <text:p>140.958817</text:p>
          </table:table-cell>
          <table:table-cell office:value-type="float" office:value="4.551" calcext:value-type="float">
            <text:p>4.551</text:p>
          </table:table-cell>
          <table:table-cell office:value-type="float" office:value="0.005597" calcext:value-type="float">
            <text:p>0.005597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192.81455" calcext:value-type="float">
            <text:p>192.81455</text:p>
          </table:table-cell>
          <table:table-cell office:value-type="float" office:value="10.911" calcext:value-type="float">
            <text:p>10.911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84.672906" calcext:value-type="float">
            <text:p>184.672906</text:p>
          </table:table-cell>
          <table:table-cell office:value-type="float" office:value="4.91125" calcext:value-type="float">
            <text:p>4.91125</text:p>
          </table:table-cell>
          <table:table-cell office:value-type="float" office:value="0.005282" calcext:value-type="float">
            <text:p>0.005282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252.470875" calcext:value-type="float">
            <text:p>252.470875</text:p>
          </table:table-cell>
          <table:table-cell office:value-type="float" office:value="11.0175" calcext:value-type="float">
            <text:p>11.017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07.080809" calcext:value-type="float">
            <text:p>207.080809</text:p>
          </table:table-cell>
          <table:table-cell office:value-type="float" office:value="5.169118" calcext:value-type="float">
            <text:p>5.169118</text:p>
          </table:table-cell>
          <table:table-cell office:value-type="float" office:value="0.005808" calcext:value-type="float">
            <text:p>0.005808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242.48375" calcext:value-type="float">
            <text:p>242.48375</text:p>
          </table:table-cell>
          <table:table-cell office:value-type="float" office:value="10.798333" calcext:value-type="float">
            <text:p>10.798333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53.615694" calcext:value-type="float">
            <text:p>153.615694</text:p>
          </table:table-cell>
          <table:table-cell office:value-type="float" office:value="5.1075" calcext:value-type="float">
            <text:p>5.1075</text:p>
          </table:table-cell>
          <table:table-cell office:value-type="float" office:value="0.00553" calcext:value-type="float">
            <text:p>0.00553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208.00125" calcext:value-type="float">
            <text:p>208.00125</text:p>
          </table:table-cell>
          <table:table-cell office:value-type="float" office:value="11.3775" calcext:value-type="float">
            <text:p>11.3775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89.910276" calcext:value-type="float">
            <text:p>189.910276</text:p>
          </table:table-cell>
          <table:table-cell office:value-type="float" office:value="5.561316" calcext:value-type="float">
            <text:p>5.561316</text:p>
          </table:table-cell>
          <table:table-cell office:value-type="float" office:value="0.006008" calcext:value-type="float">
            <text:p>0.006008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247.18475" calcext:value-type="float">
            <text:p>247.18475</text:p>
          </table:table-cell>
          <table:table-cell office:value-type="float" office:value="9.605" calcext:value-type="float">
            <text:p>9.605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009" calcext:value-type="float">
            <text:p>9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338.891459" calcext:value-type="float">
            <text:p>338.891459</text:p>
          </table:table-cell>
          <table:table-cell office:value-type="float" office:value="11.12" calcext:value-type="float">
            <text:p>11.12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4" calcext:value-type="float">
            <text:p>4E-06</text:p>
          </table:table-cell>
          <table:table-cell office:value-type="string" calcext:value-type="string">
            <text:p><text:s text:c="2"/>GVWY</text:p>
          </table:table-cell>
          <table:table-cell office:value-type="float" office:value="237.895713" calcext:value-type="float">
            <text:p>237.895713</text:p>
          </table:table-cell>
          <table:table-cell office:value-type="float" office:value="13.887368" calcext:value-type="float">
            <text:p>13.887368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334.142664" calcext:value-type="float">
            <text:p>334.142664</text:p>
          </table:table-cell>
          <table:table-cell office:value-type="float" office:value="11.5075" calcext:value-type="float">
            <text:p>11.507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GVWY</text:p>
          </table:table-cell>
          <table:table-cell office:value-type="float" office:value="234.53276" calcext:value-type="float">
            <text:p>234.53276</text:p>
          </table:table-cell>
          <table:table-cell office:value-type="float" office:value="13.600278" calcext:value-type="float">
            <text:p>13.600278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98.974652" calcext:value-type="float">
            <text:p>298.974652</text:p>
          </table:table-cell>
          <table:table-cell office:value-type="float" office:value="11.006667" calcext:value-type="float">
            <text:p>11.006667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GVWY</text:p>
          </table:table-cell>
          <table:table-cell office:value-type="float" office:value="219.998885" calcext:value-type="float">
            <text:p>219.998885</text:p>
          </table:table-cell>
          <table:table-cell office:value-type="float" office:value="13.431176" calcext:value-type="float">
            <text:p>13.43117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40.952006" calcext:value-type="float">
            <text:p>240.952006</text:p>
          </table:table-cell>
          <table:table-cell office:value-type="float" office:value="11.39625" calcext:value-type="float">
            <text:p>11.3962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GVWY</text:p>
          </table:table-cell>
          <table:table-cell office:value-type="float" office:value="181.133874" calcext:value-type="float">
            <text:p>181.133874</text:p>
          </table:table-cell>
          <table:table-cell office:value-type="float" office:value="13.161563" calcext:value-type="float">
            <text:p>13.16156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95.637365" calcext:value-type="float">
            <text:p>195.637365</text:p>
          </table:table-cell>
          <table:table-cell office:value-type="float" office:value="10.996" calcext:value-type="float">
            <text:p>10.99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GVWY</text:p>
          </table:table-cell>
          <table:table-cell office:value-type="float" office:value="162.151878" calcext:value-type="float">
            <text:p>162.151878</text:p>
          </table:table-cell>
          <table:table-cell office:value-type="float" office:value="13.038667" calcext:value-type="float">
            <text:p>13.03866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61.156551" calcext:value-type="float">
            <text:p>261.156551</text:p>
          </table:table-cell>
          <table:table-cell office:value-type="float" office:value="11.225" calcext:value-type="float">
            <text:p>11.22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GVWY</text:p>
          </table:table-cell>
          <table:table-cell office:value-type="float" office:value="206.676478" calcext:value-type="float">
            <text:p>206.676478</text:p>
          </table:table-cell>
          <table:table-cell office:value-type="float" office:value="12.652143" calcext:value-type="float">
            <text:p>12.65214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90.490786" calcext:value-type="float">
            <text:p>190.490786</text:p>
          </table:table-cell>
          <table:table-cell office:value-type="float" office:value="10.742143" calcext:value-type="float">
            <text:p>10.742143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GVWY</text:p>
          </table:table-cell>
          <table:table-cell office:value-type="float" office:value="171.494192" calcext:value-type="float">
            <text:p>171.494192</text:p>
          </table:table-cell>
          <table:table-cell office:value-type="float" office:value="12.768077" calcext:value-type="float">
            <text:p>12.76807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53.953855" calcext:value-type="float">
            <text:p>253.953855</text:p>
          </table:table-cell>
          <table:table-cell office:value-type="float" office:value="10.96125" calcext:value-type="float">
            <text:p>10.9612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GVWY</text:p>
          </table:table-cell>
          <table:table-cell office:value-type="float" office:value="220.61618" calcext:value-type="float">
            <text:p>220.61618</text:p>
          </table:table-cell>
          <table:table-cell office:value-type="float" office:value="12.256667" calcext:value-type="float">
            <text:p>12.25666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65.958818" calcext:value-type="float">
            <text:p>265.958818</text:p>
          </table:table-cell>
          <table:table-cell office:value-type="float" office:value="11.112778" calcext:value-type="float">
            <text:p>11.112778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GVWY</text:p>
          </table:table-cell>
          <table:table-cell office:value-type="float" office:value="217.594604" calcext:value-type="float">
            <text:p>217.594604</text:p>
          </table:table-cell>
          <table:table-cell office:value-type="float" office:value="11.938636" calcext:value-type="float">
            <text:p>11.93863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39.574063" calcext:value-type="float">
            <text:p>239.574063</text:p>
          </table:table-cell>
          <table:table-cell office:value-type="float" office:value="10.8145" calcext:value-type="float">
            <text:p>10.814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GVWY</text:p>
          </table:table-cell>
          <table:table-cell office:value-type="float" office:value="212.513937" calcext:value-type="float">
            <text:p>212.513937</text:p>
          </table:table-cell>
          <table:table-cell office:value-type="float" office:value="12.0665" calcext:value-type="float">
            <text:p>12.066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90.746391" calcext:value-type="float">
            <text:p>190.746391</text:p>
          </table:table-cell>
          <table:table-cell office:value-type="float" office:value="10.679091" calcext:value-type="float">
            <text:p>10.67909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GVWY</text:p>
          </table:table-cell>
          <table:table-cell office:value-type="float" office:value="179.816077" calcext:value-type="float">
            <text:p>179.816077</text:p>
          </table:table-cell>
          <table:table-cell office:value-type="float" office:value="12.104444" calcext:value-type="float">
            <text:p>12.10444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27.282272" calcext:value-type="float">
            <text:p>227.282272</text:p>
          </table:table-cell>
          <table:table-cell office:value-type="float" office:value="10.649583" calcext:value-type="float">
            <text:p>10.649583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GVWY</text:p>
          </table:table-cell>
          <table:table-cell office:value-type="float" office:value="219.828467" calcext:value-type="float">
            <text:p>219.828467</text:p>
          </table:table-cell>
          <table:table-cell office:value-type="float" office:value="11.846875" calcext:value-type="float">
            <text:p>11.84687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57.653127" calcext:value-type="float">
            <text:p>257.653127</text:p>
          </table:table-cell>
          <table:table-cell office:value-type="float" office:value="10.724231" calcext:value-type="float">
            <text:p>10.724231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GVWY</text:p>
          </table:table-cell>
          <table:table-cell office:value-type="float" office:value="258.832764" calcext:value-type="float">
            <text:p>258.832764</text:p>
          </table:table-cell>
          <table:table-cell office:value-type="float" office:value="11.672143" calcext:value-type="float">
            <text:p>11.67214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39.833739" calcext:value-type="float">
            <text:p>239.833739</text:p>
          </table:table-cell>
          <table:table-cell office:value-type="float" office:value="10.683929" calcext:value-type="float">
            <text:p>10.683929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GVWY</text:p>
          </table:table-cell>
          <table:table-cell office:value-type="float" office:value="231.930442" calcext:value-type="float">
            <text:p>231.930442</text:p>
          </table:table-cell>
          <table:table-cell office:value-type="float" office:value="11.549167" calcext:value-type="float">
            <text:p>11.54916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23.48358" calcext:value-type="float">
            <text:p>223.48358</text:p>
          </table:table-cell>
          <table:table-cell office:value-type="float" office:value="10.631333" calcext:value-type="float">
            <text:p>10.631333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GVWY</text:p>
          </table:table-cell>
          <table:table-cell office:value-type="float" office:value="212.613261" calcext:value-type="float">
            <text:p>212.613261</text:p>
          </table:table-cell>
          <table:table-cell office:value-type="float" office:value="11.736" calcext:value-type="float">
            <text:p>11.73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310.319429" calcext:value-type="float">
            <text:p>310.319429</text:p>
          </table:table-cell>
          <table:table-cell office:value-type="float" office:value="10.627812" calcext:value-type="float">
            <text:p>10.627812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4" calcext:value-type="float">
            <text:p>4E-06</text:p>
          </table:table-cell>
          <table:table-cell office:value-type="string" calcext:value-type="string">
            <text:p><text:s text:c="2"/>GVWY</text:p>
          </table:table-cell>
          <table:table-cell office:value-type="float" office:value="318.451036" calcext:value-type="float">
            <text:p>318.451036</text:p>
          </table:table-cell>
          <table:table-cell office:value-type="float" office:value="11.40125" calcext:value-type="float">
            <text:p>11.4012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19.625541" calcext:value-type="float">
            <text:p>219.625541</text:p>
          </table:table-cell>
          <table:table-cell office:value-type="float" office:value="10.626765" calcext:value-type="float">
            <text:p>10.626765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4" calcext:value-type="float">
            <text:p>4E-06</text:p>
          </table:table-cell>
          <table:table-cell office:value-type="string" calcext:value-type="string">
            <text:p><text:s text:c="2"/>GVWY</text:p>
          </table:table-cell>
          <table:table-cell office:value-type="float" office:value="207.600268" calcext:value-type="float">
            <text:p>207.600268</text:p>
          </table:table-cell>
          <table:table-cell office:value-type="float" office:value="11.615" calcext:value-type="float">
            <text:p>11.61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87.33586" calcext:value-type="float">
            <text:p>187.33586</text:p>
          </table:table-cell>
          <table:table-cell office:value-type="float" office:value="10.657778" calcext:value-type="float">
            <text:p>10.657778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4" calcext:value-type="float">
            <text:p>4E-06</text:p>
          </table:table-cell>
          <table:table-cell office:value-type="string" calcext:value-type="string">
            <text:p><text:s text:c="2"/>GVWY</text:p>
          </table:table-cell>
          <table:table-cell office:value-type="float" office:value="171.809756" calcext:value-type="float">
            <text:p>171.809756</text:p>
          </table:table-cell>
          <table:table-cell office:value-type="float" office:value="11.535" calcext:value-type="float">
            <text:p>11.53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52.474959" calcext:value-type="float">
            <text:p>252.474959</text:p>
          </table:table-cell>
          <table:table-cell office:value-type="float" office:value="10.700526" calcext:value-type="float">
            <text:p>10.70052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4" calcext:value-type="float">
            <text:p>4E-06</text:p>
          </table:table-cell>
          <table:table-cell office:value-type="string" calcext:value-type="string">
            <text:p><text:s text:c="2"/>GVWY</text:p>
          </table:table-cell>
          <table:table-cell office:value-type="float" office:value="206.075788" calcext:value-type="float">
            <text:p>206.075788</text:p>
          </table:table-cell>
          <table:table-cell office:value-type="float" office:value="10.94" calcext:value-type="float">
            <text:p>10.9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59.96" calcext:value-type="float">
            <text:p>159.96</text:p>
          </table:table-cell>
          <table:table-cell office:value-type="float" office:value="10.55" calcext:value-type="float">
            <text:p>10.5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138.94421" calcext:value-type="float">
            <text:p>138.94421</text:p>
          </table:table-cell>
          <table:table-cell office:value-type="float" office:value="8.323158" calcext:value-type="float">
            <text:p>8.323158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2" calcext:value-type="float">
            <text:p>2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44.69" calcext:value-type="float">
            <text:p>244.69</text:p>
          </table:table-cell>
          <table:table-cell office:value-type="float" office:value="11.1975" calcext:value-type="float">
            <text:p>11.197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36.898333" calcext:value-type="float">
            <text:p>236.898333</text:p>
          </table:table-cell>
          <table:table-cell office:value-type="float" office:value="9.069167" calcext:value-type="float">
            <text:p>9.069167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57.421667" calcext:value-type="float">
            <text:p>257.421667</text:p>
          </table:table-cell>
          <table:table-cell office:value-type="float" office:value="11.131667" calcext:value-type="float">
            <text:p>11.131667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007" calcext:value-type="float">
            <text:p>7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50.248824" calcext:value-type="float">
            <text:p>250.248824</text:p>
          </table:table-cell>
          <table:table-cell office:value-type="float" office:value="9.923824" calcext:value-type="float">
            <text:p>9.923824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07" calcext:value-type="float">
            <text:p>7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23.0475" calcext:value-type="float">
            <text:p>223.0475</text:p>
          </table:table-cell>
          <table:table-cell office:value-type="float" office:value="11.65625" calcext:value-type="float">
            <text:p>11.65625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17.728438" calcext:value-type="float">
            <text:p>217.728438</text:p>
          </table:table-cell>
          <table:table-cell office:value-type="float" office:value="10.419063" calcext:value-type="float">
            <text:p>10.419063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20.864" calcext:value-type="float">
            <text:p>220.864</text:p>
          </table:table-cell>
          <table:table-cell office:value-type="float" office:value="12.238" calcext:value-type="float">
            <text:p>12.238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.000007" calcext:value-type="float">
            <text:p>7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187.844" calcext:value-type="float">
            <text:p>187.844</text:p>
          </table:table-cell>
          <table:table-cell office:value-type="float" office:value="10.248" calcext:value-type="float">
            <text:p>10.248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.000007" calcext:value-type="float">
            <text:p>7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97.625833" calcext:value-type="float">
            <text:p>197.625833</text:p>
          </table:table-cell>
          <table:table-cell office:value-type="float" office:value="12.333333" calcext:value-type="float">
            <text:p>12.333333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186.054286" calcext:value-type="float">
            <text:p>186.054286</text:p>
          </table:table-cell>
          <table:table-cell office:value-type="float" office:value="10.642857" calcext:value-type="float">
            <text:p>10.642857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73.697143" calcext:value-type="float">
            <text:p>273.697143</text:p>
          </table:table-cell>
          <table:table-cell office:value-type="float" office:value="12.448571" calcext:value-type="float">
            <text:p>12.448571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61.614231" calcext:value-type="float">
            <text:p>261.614231</text:p>
          </table:table-cell>
          <table:table-cell office:value-type="float" office:value="10.672308" calcext:value-type="float">
            <text:p>10.672308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42.566875" calcext:value-type="float">
            <text:p>242.566875</text:p>
          </table:table-cell>
          <table:table-cell office:value-type="float" office:value="12.179375" calcext:value-type="float">
            <text:p>12.179375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007" calcext:value-type="float">
            <text:p>7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49.785833" calcext:value-type="float">
            <text:p>249.785833</text:p>
          </table:table-cell>
          <table:table-cell office:value-type="float" office:value="10.80875" calcext:value-type="float">
            <text:p>10.8087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07" calcext:value-type="float">
            <text:p>7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26.117222" calcext:value-type="float">
            <text:p>126.117222</text:p>
          </table:table-cell>
          <table:table-cell office:value-type="float" office:value="12.242222" calcext:value-type="float">
            <text:p>12.242222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131.942273" calcext:value-type="float">
            <text:p>131.942273</text:p>
          </table:table-cell>
          <table:table-cell office:value-type="float" office:value="11.048182" calcext:value-type="float">
            <text:p>11.048182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25.3635" calcext:value-type="float">
            <text:p>225.3635</text:p>
          </table:table-cell>
          <table:table-cell office:value-type="float" office:value="12.272" calcext:value-type="float">
            <text:p>12.272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36.3215" calcext:value-type="float">
            <text:p>236.3215</text:p>
          </table:table-cell>
          <table:table-cell office:value-type="float" office:value="10.94" calcext:value-type="float">
            <text:p>10.94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74.737273" calcext:value-type="float">
            <text:p>274.737273</text:p>
          </table:table-cell>
          <table:table-cell office:value-type="float" office:value="12.292273" calcext:value-type="float">
            <text:p>12.292273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98.688333" calcext:value-type="float">
            <text:p>298.688333</text:p>
          </table:table-cell>
          <table:table-cell office:value-type="float" office:value="10.733889" calcext:value-type="float">
            <text:p>10.733889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28.695833" calcext:value-type="float">
            <text:p>228.695833</text:p>
          </table:table-cell>
          <table:table-cell office:value-type="float" office:value="12.242083" calcext:value-type="float">
            <text:p>12.242083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007" calcext:value-type="float">
            <text:p>7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64.415" calcext:value-type="float">
            <text:p>264.415</text:p>
          </table:table-cell>
          <table:table-cell office:value-type="float" office:value="11.023125" calcext:value-type="float">
            <text:p>11.023125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007" calcext:value-type="float">
            <text:p>7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97.555" calcext:value-type="float">
            <text:p>197.555</text:p>
          </table:table-cell>
          <table:table-cell office:value-type="float" office:value="12.498462" calcext:value-type="float">
            <text:p>12.498462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40.372143" calcext:value-type="float">
            <text:p>240.372143</text:p>
          </table:table-cell>
          <table:table-cell office:value-type="float" office:value="10.982857" calcext:value-type="float">
            <text:p>10.982857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03.575357" calcext:value-type="float">
            <text:p>203.575357</text:p>
          </table:table-cell>
          <table:table-cell office:value-type="float" office:value="12.661429" calcext:value-type="float">
            <text:p>12.661429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49.745833" calcext:value-type="float">
            <text:p>249.745833</text:p>
          </table:table-cell>
          <table:table-cell office:value-type="float" office:value="10.906667" calcext:value-type="float">
            <text:p>10.906667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33.416" calcext:value-type="float">
            <text:p>133.416</text:p>
          </table:table-cell>
          <table:table-cell office:value-type="float" office:value="12.838667" calcext:value-type="float">
            <text:p>12.838667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187.308" calcext:value-type="float">
            <text:p>187.308</text:p>
          </table:table-cell>
          <table:table-cell office:value-type="float" office:value="11.448" calcext:value-type="float">
            <text:p>11.448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07" calcext:value-type="float">
            <text:p>7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96.576875" calcext:value-type="float">
            <text:p>196.576875</text:p>
          </table:table-cell>
          <table:table-cell office:value-type="float" office:value="12.855625" calcext:value-type="float">
            <text:p>12.855625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92.1225" calcext:value-type="float">
            <text:p>292.1225</text:p>
          </table:table-cell>
          <table:table-cell office:value-type="float" office:value="11.6025" calcext:value-type="float">
            <text:p>11.6025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99.159412" calcext:value-type="float">
            <text:p>199.159412</text:p>
          </table:table-cell>
          <table:table-cell office:value-type="float" office:value="13.143823" calcext:value-type="float">
            <text:p>13.143823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007" calcext:value-type="float">
            <text:p>7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94.578333" calcext:value-type="float">
            <text:p>294.578333</text:p>
          </table:table-cell>
          <table:table-cell office:value-type="float" office:value="11.448333" calcext:value-type="float">
            <text:p>11.448333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62.584722" calcext:value-type="float">
            <text:p>162.584722</text:p>
          </table:table-cell>
          <table:table-cell office:value-type="float" office:value="13.536111" calcext:value-type="float">
            <text:p>13.536111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07" calcext:value-type="float">
            <text:p>7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66.74" calcext:value-type="float">
            <text:p>266.74</text:p>
          </table:table-cell>
          <table:table-cell office:value-type="float" office:value="11.99" calcext:value-type="float">
            <text:p>11.99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10.229474" calcext:value-type="float">
            <text:p>210.229474</text:p>
          </table:table-cell>
          <table:table-cell office:value-type="float" office:value="13.750526" calcext:value-type="float">
            <text:p>13.750526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0007" calcext:value-type="float">
            <text:p>7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377.475" calcext:value-type="float">
            <text:p>377.475</text:p>
          </table:table-cell>
          <table:table-cell office:value-type="float" office:value="12.64" calcext:value-type="float">
            <text:p>12.64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0007" calcext:value-type="float">
            <text:p>7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51.776415" calcext:value-type="float">
            <text:p>251.776415</text:p>
          </table:table-cell>
          <table:table-cell office:value-type="float" office:value="10.521842" calcext:value-type="float">
            <text:p>10.521842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0045" calcext:value-type="float">
            <text:p>4.5E-05</text:p>
          </table:table-cell>
          <table:table-cell office:value-type="string" calcext:value-type="string">
            <text:p><text:s text:c="2"/>ZIP</text:p>
          </table:table-cell>
          <table:table-cell office:value-type="float" office:value="280.223124" calcext:value-type="float">
            <text:p>280.223124</text:p>
          </table:table-cell>
          <table:table-cell office:value-type="float" office:value="9.285" calcext:value-type="float">
            <text:p>9.28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32" calcext:value-type="float">
            <text:p>3.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320.296149" calcext:value-type="float">
            <text:p>320.296149</text:p>
          </table:table-cell>
          <table:table-cell office:value-type="float" office:value="10.32" calcext:value-type="float">
            <text:p>10.32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00038" calcext:value-type="float">
            <text:p>3.8E-05</text:p>
          </table:table-cell>
          <table:table-cell office:value-type="string" calcext:value-type="string">
            <text:p><text:s text:c="2"/>ZIP</text:p>
          </table:table-cell>
          <table:table-cell office:value-type="float" office:value="311.552162" calcext:value-type="float">
            <text:p>311.552162</text:p>
          </table:table-cell>
          <table:table-cell office:value-type="float" office:value="8.88" calcext:value-type="float">
            <text:p>8.88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27" calcext:value-type="float">
            <text:p>2.7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63.28814" calcext:value-type="float">
            <text:p>263.28814</text:p>
          </table:table-cell>
          <table:table-cell office:value-type="float" office:value="10.215882" calcext:value-type="float">
            <text:p>10.215882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34" calcext:value-type="float">
            <text:p>3.4E-05</text:p>
          </table:table-cell>
          <table:table-cell office:value-type="string" calcext:value-type="string">
            <text:p><text:s text:c="2"/>ZIP</text:p>
          </table:table-cell>
          <table:table-cell office:value-type="float" office:value="245.428874" calcext:value-type="float">
            <text:p>245.428874</text:p>
          </table:table-cell>
          <table:table-cell office:value-type="float" office:value="8.07" calcext:value-type="float">
            <text:p>8.07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026" calcext:value-type="float">
            <text:p>2.6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68.826872" calcext:value-type="float">
            <text:p>268.826872</text:p>
          </table:table-cell>
          <table:table-cell office:value-type="float" office:value="10.094687" calcext:value-type="float">
            <text:p>10.094687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0028" calcext:value-type="float">
            <text:p>2.8E-05</text:p>
          </table:table-cell>
          <table:table-cell office:value-type="string" calcext:value-type="string">
            <text:p><text:s text:c="2"/>ZIP</text:p>
          </table:table-cell>
          <table:table-cell office:value-type="float" office:value="239.483762" calcext:value-type="float">
            <text:p>239.483762</text:p>
          </table:table-cell>
          <table:table-cell office:value-type="float" office:value="7.73375" calcext:value-type="float">
            <text:p>7.7337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22" calcext:value-type="float">
            <text:p>2.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73.960042" calcext:value-type="float">
            <text:p>273.960042</text:p>
          </table:table-cell>
          <table:table-cell office:value-type="float" office:value="10.194333" calcext:value-type="float">
            <text:p>10.194333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0027" calcext:value-type="float">
            <text:p>2.7E-05</text:p>
          </table:table-cell>
          <table:table-cell office:value-type="string" calcext:value-type="string">
            <text:p><text:s text:c="2"/>ZIP</text:p>
          </table:table-cell>
          <table:table-cell office:value-type="float" office:value="209.356873" calcext:value-type="float">
            <text:p>209.356873</text:p>
          </table:table-cell>
          <table:table-cell office:value-type="float" office:value="7.105" calcext:value-type="float">
            <text:p>7.10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23" calcext:value-type="float">
            <text:p>2.3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60.968463" calcext:value-type="float">
            <text:p>260.968463</text:p>
          </table:table-cell>
          <table:table-cell office:value-type="float" office:value="9.957857" calcext:value-type="float">
            <text:p>9.957857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000024" calcext:value-type="float">
            <text:p>2.4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98.316085" calcext:value-type="float">
            <text:p>198.316085</text:p>
          </table:table-cell>
          <table:table-cell office:value-type="float" office:value="6.788333" calcext:value-type="float">
            <text:p>6.788333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023" calcext:value-type="float">
            <text:p>2.3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28.337884" calcext:value-type="float">
            <text:p>228.337884</text:p>
          </table:table-cell>
          <table:table-cell office:value-type="float" office:value="10.078077" calcext:value-type="float">
            <text:p>10.078077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0023" calcext:value-type="float">
            <text:p>2.3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60.421073" calcext:value-type="float">
            <text:p>160.421073</text:p>
          </table:table-cell>
          <table:table-cell office:value-type="float" office:value="6.369286" calcext:value-type="float">
            <text:p>6.369286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23" calcext:value-type="float">
            <text:p>2.3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88.10013" calcext:value-type="float">
            <text:p>288.10013</text:p>
          </table:table-cell>
          <table:table-cell office:value-type="float" office:value="9.930417" calcext:value-type="float">
            <text:p>9.930417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84.87293" calcext:value-type="float">
            <text:p>184.87293</text:p>
          </table:table-cell>
          <table:table-cell office:value-type="float" office:value="6.204375" calcext:value-type="float">
            <text:p>6.20437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022" calcext:value-type="float">
            <text:p>2.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13.342278" calcext:value-type="float">
            <text:p>213.342278</text:p>
          </table:table-cell>
          <table:table-cell office:value-type="float" office:value="10.036818" calcext:value-type="float">
            <text:p>10.036818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00019" calcext:value-type="float">
            <text:p>1.9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34.179438" calcext:value-type="float">
            <text:p>134.179438</text:p>
          </table:table-cell>
          <table:table-cell office:value-type="float" office:value="5.797222" calcext:value-type="float">
            <text:p>5.797222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21" calcext:value-type="float">
            <text:p>2.1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308.928505" calcext:value-type="float">
            <text:p>308.928505</text:p>
          </table:table-cell>
          <table:table-cell office:value-type="float" office:value="9.927" calcext:value-type="float">
            <text:p>9.927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80.414495" calcext:value-type="float">
            <text:p>180.414495</text:p>
          </table:table-cell>
          <table:table-cell office:value-type="float" office:value="5.755" calcext:value-type="float">
            <text:p>5.75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22" calcext:value-type="float">
            <text:p>2.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71.76539" calcext:value-type="float">
            <text:p>271.76539</text:p>
          </table:table-cell>
          <table:table-cell office:value-type="float" office:value="9.678333" calcext:value-type="float">
            <text:p>9.678333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60.096044" calcext:value-type="float">
            <text:p>160.096044</text:p>
          </table:table-cell>
          <table:table-cell office:value-type="float" office:value="5.602273" calcext:value-type="float">
            <text:p>5.602273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21" calcext:value-type="float">
            <text:p>2.1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27.708892" calcext:value-type="float">
            <text:p>227.708892</text:p>
          </table:table-cell>
          <table:table-cell office:value-type="float" office:value="9.834375" calcext:value-type="float">
            <text:p>9.834375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27.459072" calcext:value-type="float">
            <text:p>127.459072</text:p>
          </table:table-cell>
          <table:table-cell office:value-type="float" office:value="5.255417" calcext:value-type="float">
            <text:p>5.255417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21" calcext:value-type="float">
            <text:p>2.1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67.867395" calcext:value-type="float">
            <text:p>167.867395</text:p>
          </table:table-cell>
          <table:table-cell office:value-type="float" office:value="9.776429" calcext:value-type="float">
            <text:p>9.776429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ZIP</text:p>
          </table:table-cell>
          <table:table-cell office:value-type="float" office:value="89.414479" calcext:value-type="float">
            <text:p>89.414479</text:p>
          </table:table-cell>
          <table:table-cell office:value-type="float" office:value="4.811154" calcext:value-type="float">
            <text:p>4.811154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21" calcext:value-type="float">
            <text:p>2.1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27.093542" calcext:value-type="float">
            <text:p>227.093542</text:p>
          </table:table-cell>
          <table:table-cell office:value-type="float" office:value="9.816667" calcext:value-type="float">
            <text:p>9.816667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016" calcext:value-type="float">
            <text:p>1.6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19.009554" calcext:value-type="float">
            <text:p>119.009554</text:p>
          </table:table-cell>
          <table:table-cell office:value-type="float" office:value="4.74" calcext:value-type="float">
            <text:p>4.74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2" calcext:value-type="float">
            <text:p>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59.726888" calcext:value-type="float">
            <text:p>159.726888</text:p>
          </table:table-cell>
          <table:table-cell office:value-type="float" office:value="9.011" calcext:value-type="float">
            <text:p>9.011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15" calcext:value-type="float">
            <text:p>1.5E-05</text:p>
          </table:table-cell>
          <table:table-cell office:value-type="string" calcext:value-type="string">
            <text:p><text:s text:c="2"/>ZIP</text:p>
          </table:table-cell>
          <table:table-cell office:value-type="float" office:value="80.559704" calcext:value-type="float">
            <text:p>80.559704</text:p>
          </table:table-cell>
          <table:table-cell office:value-type="float" office:value="4.041667" calcext:value-type="float">
            <text:p>4.041667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2" calcext:value-type="float">
            <text:p>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53.563816" calcext:value-type="float">
            <text:p>253.563816</text:p>
          </table:table-cell>
          <table:table-cell office:value-type="float" office:value="10.0675" calcext:value-type="float">
            <text:p>10.0675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15" calcext:value-type="float">
            <text:p>1.5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09.259984" calcext:value-type="float">
            <text:p>109.259984</text:p>
          </table:table-cell>
          <table:table-cell office:value-type="float" office:value="4.10875" calcext:value-type="float">
            <text:p>4.1087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02" calcext:value-type="float">
            <text:p>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80.685244" calcext:value-type="float">
            <text:p>280.685244</text:p>
          </table:table-cell>
          <table:table-cell office:value-type="float" office:value="10" calcext:value-type="float">
            <text:p>10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.000015" calcext:value-type="float">
            <text:p>1.5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00.678781" calcext:value-type="float">
            <text:p>100.678781</text:p>
          </table:table-cell>
          <table:table-cell office:value-type="float" office:value="3.603529" calcext:value-type="float">
            <text:p>3.603529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21" calcext:value-type="float">
            <text:p>2.1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33.295863" calcext:value-type="float">
            <text:p>233.295863</text:p>
          </table:table-cell>
          <table:table-cell office:value-type="float" office:value="7.795" calcext:value-type="float">
            <text:p>7.795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.000014" calcext:value-type="float">
            <text:p>1.4E-05</text:p>
          </table:table-cell>
          <table:table-cell office:value-type="string" calcext:value-type="string">
            <text:p><text:s text:c="2"/>ZIP</text:p>
          </table:table-cell>
          <table:table-cell office:value-type="float" office:value="83.681293" calcext:value-type="float">
            <text:p>83.681293</text:p>
          </table:table-cell>
          <table:table-cell office:value-type="float" office:value="2.637778" calcext:value-type="float">
            <text:p>2.637778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2" calcext:value-type="float">
            <text:p>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76.525113" calcext:value-type="float">
            <text:p>276.525113</text:p>
          </table:table-cell>
          <table:table-cell office:value-type="float" office:value="8.645" calcext:value-type="float">
            <text:p>8.645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000015" calcext:value-type="float">
            <text:p>1.5E-05</text:p>
          </table:table-cell>
          <table:table-cell office:value-type="string" calcext:value-type="string">
            <text:p><text:s text:c="2"/>ZIP</text:p>
          </table:table-cell>
          <table:table-cell office:value-type="float" office:value="71.916047" calcext:value-type="float">
            <text:p>71.916047</text:p>
          </table:table-cell>
          <table:table-cell office:value-type="float" office:value="2.448684" calcext:value-type="float">
            <text:p>2.448684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2" calcext:value-type="float">
            <text:p>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87.141947" calcext:value-type="float">
            <text:p>187.141947</text:p>
          </table:table-cell>
          <table:table-cell office:value-type="float" office:value="5.713158" calcext:value-type="float">
            <text:p>5.713158</text:p>
          </table:table-cell>
          <table:table-cell office:value-type="float" office:value="0.005656" calcext:value-type="float">
            <text:p>0.005656</text:p>
          </table:table-cell>
          <table:table-cell office:value-type="float" office:value="0.000016" calcext:value-type="float">
            <text:p>1.6E-05</text:p>
          </table:table-cell>
          <table:table-cell office:value-type="string" calcext:value-type="string">
            <text:p><text:s text:c="2"/>ZIC</text:p>
          </table:table-cell>
          <table:table-cell office:value-type="float" office:value="269.108" calcext:value-type="float">
            <text:p>269.108</text:p>
          </table:table-cell>
          <table:table-cell office:value-type="float" office:value="7.35" calcext:value-type="float">
            <text:p>7.3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09" calcext:value-type="float">
            <text:p>9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38.630736" calcext:value-type="float">
            <text:p>138.630736</text:p>
          </table:table-cell>
          <table:table-cell office:value-type="float" office:value="4.800556" calcext:value-type="float">
            <text:p>4.800556</text:p>
          </table:table-cell>
          <table:table-cell office:value-type="float" office:value="0.005059" calcext:value-type="float">
            <text:p>0.005059</text:p>
          </table:table-cell>
          <table:table-cell office:value-type="float" office:value="0.000016" calcext:value-type="float">
            <text:p>1.6E-05</text:p>
          </table:table-cell>
          <table:table-cell office:value-type="string" calcext:value-type="string">
            <text:p><text:s text:c="2"/>ZIC</text:p>
          </table:table-cell>
          <table:table-cell office:value-type="float" office:value="219.603375" calcext:value-type="float">
            <text:p>219.603375</text:p>
          </table:table-cell>
          <table:table-cell office:value-type="float" office:value="6.72" calcext:value-type="float">
            <text:p>6.72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82.340176" calcext:value-type="float">
            <text:p>182.340176</text:p>
          </table:table-cell>
          <table:table-cell office:value-type="float" office:value="5.425294" calcext:value-type="float">
            <text:p>5.425294</text:p>
          </table:table-cell>
          <table:table-cell office:value-type="float" office:value="0.006077" calcext:value-type="float">
            <text:p>0.006077</text:p>
          </table:table-cell>
          <table:table-cell office:value-type="float" office:value="0.000016" calcext:value-type="float">
            <text:p>1.6E-05</text:p>
          </table:table-cell>
          <table:table-cell office:value-type="string" calcext:value-type="string">
            <text:p><text:s text:c="2"/>ZIC</text:p>
          </table:table-cell>
          <table:table-cell office:value-type="float" office:value="239.439" calcext:value-type="float">
            <text:p>239.439</text:p>
          </table:table-cell>
          <table:table-cell office:value-type="float" office:value="6.783333" calcext:value-type="float">
            <text:p>6.783333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11.207609" calcext:value-type="float">
            <text:p>111.207609</text:p>
          </table:table-cell>
          <table:table-cell office:value-type="float" office:value="4.457813" calcext:value-type="float">
            <text:p>4.457813</text:p>
          </table:table-cell>
          <table:table-cell office:value-type="float" office:value="0.005367" calcext:value-type="float">
            <text:p>0.005367</text:p>
          </table:table-cell>
          <table:table-cell office:value-type="float" office:value="0.000016" calcext:value-type="float">
            <text:p>1.6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48.847063" calcext:value-type="float">
            <text:p>148.847063</text:p>
          </table:table-cell>
          <table:table-cell office:value-type="float" office:value="5.55875" calcext:value-type="float">
            <text:p>5.55875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35.465017" calcext:value-type="float">
            <text:p>235.465017</text:p>
          </table:table-cell>
          <table:table-cell office:value-type="float" office:value="5.908333" calcext:value-type="float">
            <text:p>5.908333</text:p>
          </table:table-cell>
          <table:table-cell office:value-type="float" office:value="0.006379" calcext:value-type="float">
            <text:p>0.006379</text:p>
          </table:table-cell>
          <table:table-cell office:value-type="float" office:value="0.000016" calcext:value-type="float">
            <text:p>1.6E-05</text:p>
          </table:table-cell>
          <table:table-cell office:value-type="string" calcext:value-type="string">
            <text:p><text:s text:c="2"/>ZIC</text:p>
          </table:table-cell>
          <table:table-cell office:value-type="float" office:value="293.47595" calcext:value-type="float">
            <text:p>293.47595</text:p>
          </table:table-cell>
          <table:table-cell office:value-type="float" office:value="7.373" calcext:value-type="float">
            <text:p>7.373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86.251054" calcext:value-type="float">
            <text:p>186.251054</text:p>
          </table:table-cell>
          <table:table-cell office:value-type="float" office:value="5.850357" calcext:value-type="float">
            <text:p>5.850357</text:p>
          </table:table-cell>
          <table:table-cell office:value-type="float" office:value="0.006155" calcext:value-type="float">
            <text:p>0.006155</text:p>
          </table:table-cell>
          <table:table-cell office:value-type="float" office:value="0.000016" calcext:value-type="float">
            <text:p>1.6E-05</text:p>
          </table:table-cell>
          <table:table-cell office:value-type="string" calcext:value-type="string">
            <text:p><text:s text:c="2"/>ZIC</text:p>
          </table:table-cell>
          <table:table-cell office:value-type="float" office:value="212.179208" calcext:value-type="float">
            <text:p>212.179208</text:p>
          </table:table-cell>
          <table:table-cell office:value-type="float" office:value="6.6725" calcext:value-type="float">
            <text:p>6.6725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91.503692" calcext:value-type="float">
            <text:p>191.503692</text:p>
          </table:table-cell>
          <table:table-cell office:value-type="float" office:value="5.880769" calcext:value-type="float">
            <text:p>5.880769</text:p>
          </table:table-cell>
          <table:table-cell office:value-type="float" office:value="0.005817" calcext:value-type="float">
            <text:p>0.005817</text:p>
          </table:table-cell>
          <table:table-cell office:value-type="float" office:value="0.000016" calcext:value-type="float">
            <text:p>1.6E-05</text:p>
          </table:table-cell>
          <table:table-cell office:value-type="string" calcext:value-type="string">
            <text:p><text:s text:c="2"/>ZIC</text:p>
          </table:table-cell>
          <table:table-cell office:value-type="float" office:value="211.858143" calcext:value-type="float">
            <text:p>211.858143</text:p>
          </table:table-cell>
          <table:table-cell office:value-type="float" office:value="6.794286" calcext:value-type="float">
            <text:p>6.794286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95.333479" calcext:value-type="float">
            <text:p>195.333479</text:p>
          </table:table-cell>
          <table:table-cell office:value-type="float" office:value="6.087917" calcext:value-type="float">
            <text:p>6.087917</text:p>
          </table:table-cell>
          <table:table-cell office:value-type="float" office:value="0.006908" calcext:value-type="float">
            <text:p>0.006908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91.072281" calcext:value-type="float">
            <text:p>191.072281</text:p>
          </table:table-cell>
          <table:table-cell office:value-type="float" office:value="6.484375" calcext:value-type="float">
            <text:p>6.484375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90.142682" calcext:value-type="float">
            <text:p>90.142682</text:p>
          </table:table-cell>
          <table:table-cell office:value-type="float" office:value="5.195909" calcext:value-type="float">
            <text:p>5.195909</text:p>
          </table:table-cell>
          <table:table-cell office:value-type="float" office:value="0.006145" calcext:value-type="float">
            <text:p>0.006145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ZIC</text:p>
          </table:table-cell>
          <table:table-cell office:value-type="float" office:value="93.947278" calcext:value-type="float">
            <text:p>93.947278</text:p>
          </table:table-cell>
          <table:table-cell office:value-type="float" office:value="4.962778" calcext:value-type="float">
            <text:p>4.962778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20.2566" calcext:value-type="float">
            <text:p>220.2566</text:p>
          </table:table-cell>
          <table:table-cell office:value-type="float" office:value="6.6105" calcext:value-type="float">
            <text:p>6.6105</text:p>
          </table:table-cell>
          <table:table-cell office:value-type="float" office:value="0.00565" calcext:value-type="float">
            <text:p>0.00565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96.3459" calcext:value-type="float">
            <text:p>196.3459</text:p>
          </table:table-cell>
          <table:table-cell office:value-type="float" office:value="6.6055" calcext:value-type="float">
            <text:p>6.605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08.502444" calcext:value-type="float">
            <text:p>208.502444</text:p>
          </table:table-cell>
          <table:table-cell office:value-type="float" office:value="6.307778" calcext:value-type="float">
            <text:p>6.307778</text:p>
          </table:table-cell>
          <table:table-cell office:value-type="float" office:value="0.005693" calcext:value-type="float">
            <text:p>0.005693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67.001182" calcext:value-type="float">
            <text:p>167.001182</text:p>
          </table:table-cell>
          <table:table-cell office:value-type="float" office:value="5.543636" calcext:value-type="float">
            <text:p>5.543636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87.681" calcext:value-type="float">
            <text:p>187.681</text:p>
          </table:table-cell>
          <table:table-cell office:value-type="float" office:value="6.54375" calcext:value-type="float">
            <text:p>6.54375</text:p>
          </table:table-cell>
          <table:table-cell office:value-type="float" office:value="0.005585" calcext:value-type="float">
            <text:p>0.005585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44.273917" calcext:value-type="float">
            <text:p>144.273917</text:p>
          </table:table-cell>
          <table:table-cell office:value-type="float" office:value="5.64" calcext:value-type="float">
            <text:p>5.64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21.925143" calcext:value-type="float">
            <text:p>221.925143</text:p>
          </table:table-cell>
          <table:table-cell office:value-type="float" office:value="7.315714" calcext:value-type="float">
            <text:p>7.315714</text:p>
          </table:table-cell>
          <table:table-cell office:value-type="float" office:value="0.005979" calcext:value-type="float">
            <text:p>0.005979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55.936077" calcext:value-type="float">
            <text:p>155.936077</text:p>
          </table:table-cell>
          <table:table-cell office:value-type="float" office:value="5.883846" calcext:value-type="float">
            <text:p>5.883846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37.981833" calcext:value-type="float">
            <text:p>237.981833</text:p>
          </table:table-cell>
          <table:table-cell office:value-type="float" office:value="7.743333" calcext:value-type="float">
            <text:p>7.743333</text:p>
          </table:table-cell>
          <table:table-cell office:value-type="float" office:value="0.005637" calcext:value-type="float">
            <text:p>0.005637</text:p>
          </table:table-cell>
          <table:table-cell office:value-type="float" office:value="0.000018" calcext:value-type="float">
            <text:p>1.8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57.8935" calcext:value-type="float">
            <text:p>157.8935</text:p>
          </table:table-cell>
          <table:table-cell office:value-type="float" office:value="6.410714" calcext:value-type="float">
            <text:p>6.410714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315.1969" calcext:value-type="float">
            <text:p>315.1969</text:p>
          </table:table-cell>
          <table:table-cell office:value-type="float" office:value="8.238" calcext:value-type="float">
            <text:p>8.238</text:p>
          </table:table-cell>
          <table:table-cell office:value-type="float" office:value="0.006142" calcext:value-type="float">
            <text:p>0.006142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ZIC</text:p>
          </table:table-cell>
          <table:table-cell office:value-type="float" office:value="200.5697" calcext:value-type="float">
            <text:p>200.5697</text:p>
          </table:table-cell>
          <table:table-cell office:value-type="float" office:value="6.83" calcext:value-type="float">
            <text:p>6.83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07" calcext:value-type="float">
            <text:p>7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90.050438" calcext:value-type="float">
            <text:p>290.050438</text:p>
          </table:table-cell>
          <table:table-cell office:value-type="float" office:value="8.0975" calcext:value-type="float">
            <text:p>8.0975</text:p>
          </table:table-cell>
          <table:table-cell office:value-type="float" office:value="0.00596" calcext:value-type="float">
            <text:p>0.00596</text:p>
          </table:table-cell>
          <table:table-cell office:value-type="float" office:value="0.000018" calcext:value-type="float">
            <text:p>1.8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76.682703" calcext:value-type="float">
            <text:p>176.682703</text:p>
          </table:table-cell>
          <table:table-cell office:value-type="float" office:value="6.576875" calcext:value-type="float">
            <text:p>6.576875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82.076167" calcext:value-type="float">
            <text:p>182.076167</text:p>
          </table:table-cell>
          <table:table-cell office:value-type="float" office:value="7.34" calcext:value-type="float">
            <text:p>7.34</text:p>
          </table:table-cell>
          <table:table-cell office:value-type="float" office:value="0.006539" calcext:value-type="float">
            <text:p>0.006539</text:p>
          </table:table-cell>
          <table:table-cell office:value-type="float" office:value="0.000019" calcext:value-type="float">
            <text:p>1.9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08.369206" calcext:value-type="float">
            <text:p>108.369206</text:p>
          </table:table-cell>
          <table:table-cell office:value-type="float" office:value="5.520588" calcext:value-type="float">
            <text:p>5.520588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92.063375" calcext:value-type="float">
            <text:p>292.063375</text:p>
          </table:table-cell>
          <table:table-cell office:value-type="float" office:value="7.76" calcext:value-type="float">
            <text:p>7.76</text:p>
          </table:table-cell>
          <table:table-cell office:value-type="float" office:value="0.006485" calcext:value-type="float">
            <text:p>0.006485</text:p>
          </table:table-cell>
          <table:table-cell office:value-type="float" office:value="0.000019" calcext:value-type="float">
            <text:p>1.9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77.844903" calcext:value-type="float">
            <text:p>177.844903</text:p>
          </table:table-cell>
          <table:table-cell office:value-type="float" office:value="6.093333" calcext:value-type="float">
            <text:p>6.093333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31.46975" calcext:value-type="float">
            <text:p>131.46975</text:p>
          </table:table-cell>
          <table:table-cell office:value-type="float" office:value="6.79" calcext:value-type="float">
            <text:p>6.79</text:p>
          </table:table-cell>
          <table:table-cell office:value-type="float" office:value="0.005645" calcext:value-type="float">
            <text:p>0.005645</text:p>
          </table:table-cell>
          <table:table-cell office:value-type="float" office:value="0.000022" calcext:value-type="float">
            <text:p>2.2E-05</text:p>
          </table:table-cell>
          <table:table-cell office:value-type="string" calcext:value-type="string">
            <text:p><text:s text:c="2"/>ZIC</text:p>
          </table:table-cell>
          <table:table-cell office:value-type="float" office:value="88.843434" calcext:value-type="float">
            <text:p>88.843434</text:p>
          </table:table-cell>
          <table:table-cell office:value-type="float" office:value="5.176842" calcext:value-type="float">
            <text:p>5.176842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10.214339" calcext:value-type="float">
            <text:p>210.214339</text:p>
          </table:table-cell>
          <table:table-cell office:value-type="float" office:value="10.515" calcext:value-type="float">
            <text:p>10.515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4" calcext:value-type="float">
            <text:p>4E-06</text:p>
          </table:table-cell>
          <table:table-cell office:value-type="string" calcext:value-type="string">
            <text:p><text:s text:c="2"/>GDX</text:p>
          </table:table-cell>
          <table:table-cell office:value-type="float" office:value="161.637566" calcext:value-type="float">
            <text:p>161.637566</text:p>
          </table:table-cell>
          <table:table-cell office:value-type="float" office:value="4.995" calcext:value-type="float">
            <text:p>4.995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0002" calcext:value-type="float">
            <text:p>2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94.055427" calcext:value-type="float">
            <text:p>194.055427</text:p>
          </table:table-cell>
          <table:table-cell office:value-type="float" office:value="10.522778" calcext:value-type="float">
            <text:p>10.522778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GDX</text:p>
          </table:table-cell>
          <table:table-cell office:value-type="float" office:value="134.196156" calcext:value-type="float">
            <text:p>134.196156</text:p>
          </table:table-cell>
          <table:table-cell office:value-type="float" office:value="4.365" calcext:value-type="float">
            <text:p>4.365</text:p>
          </table:table-cell>
          <table:table-cell office:value-type="float" office:value="0.000648" calcext:value-type="float">
            <text:p>0.000648</text:p>
          </table:table-cell>
          <table:table-cell office:value-type="float" office:value="0.000002" calcext:value-type="float">
            <text:p>2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60.020317" calcext:value-type="float">
            <text:p>260.020317</text:p>
          </table:table-cell>
          <table:table-cell office:value-type="float" office:value="10.408824" calcext:value-type="float">
            <text:p>10.408824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GDX</text:p>
          </table:table-cell>
          <table:table-cell office:value-type="float" office:value="194.183203" calcext:value-type="float">
            <text:p>194.183203</text:p>
          </table:table-cell>
          <table:table-cell office:value-type="float" office:value="5.34" calcext:value-type="float">
            <text:p>5.34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002" calcext:value-type="float">
            <text:p>2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82.717434" calcext:value-type="float">
            <text:p>282.717434</text:p>
          </table:table-cell>
          <table:table-cell office:value-type="float" office:value="10.127812" calcext:value-type="float">
            <text:p>10.127812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GDX</text:p>
          </table:table-cell>
          <table:table-cell office:value-type="float" office:value="224.545265" calcext:value-type="float">
            <text:p>224.545265</text:p>
          </table:table-cell>
          <table:table-cell office:value-type="float" office:value="5.90875" calcext:value-type="float">
            <text:p>5.90875</text:p>
          </table:table-cell>
          <table:table-cell office:value-type="float" office:value="0.000615" calcext:value-type="float">
            <text:p>0.000615</text:p>
          </table:table-cell>
          <table:table-cell office:value-type="float" office:value="0.000002" calcext:value-type="float">
            <text:p>2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71.171362" calcext:value-type="float">
            <text:p>271.171362</text:p>
          </table:table-cell>
          <table:table-cell office:value-type="float" office:value="10.202667" calcext:value-type="float">
            <text:p>10.202667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GDX</text:p>
          </table:table-cell>
          <table:table-cell office:value-type="float" office:value="186.554913" calcext:value-type="float">
            <text:p>186.554913</text:p>
          </table:table-cell>
          <table:table-cell office:value-type="float" office:value="5.322" calcext:value-type="float">
            <text:p>5.322</text:p>
          </table:table-cell>
          <table:table-cell office:value-type="float" office:value="0.000693" calcext:value-type="float">
            <text:p>0.000693</text:p>
          </table:table-cell>
          <table:table-cell office:value-type="float" office:value="0.000002" calcext:value-type="float">
            <text:p>2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29.084643" calcext:value-type="float">
            <text:p>229.084643</text:p>
          </table:table-cell>
          <table:table-cell office:value-type="float" office:value="10.067857" calcext:value-type="float">
            <text:p>10.067857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GDX</text:p>
          </table:table-cell>
          <table:table-cell office:value-type="float" office:value="162.580832" calcext:value-type="float">
            <text:p>162.580832</text:p>
          </table:table-cell>
          <table:table-cell office:value-type="float" office:value="5.261667" calcext:value-type="float">
            <text:p>5.261667</text:p>
          </table:table-cell>
          <table:table-cell office:value-type="float" office:value="0.000644" calcext:value-type="float">
            <text:p>0.000644</text:p>
          </table:table-cell>
          <table:table-cell office:value-type="float" office:value="0.000002" calcext:value-type="float">
            <text:p>2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68.317384" calcext:value-type="float">
            <text:p>268.317384</text:p>
          </table:table-cell>
          <table:table-cell office:value-type="float" office:value="9.904615" calcext:value-type="float">
            <text:p>9.90461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13" calcext:value-type="float">
            <text:p>1.3E-05</text:p>
          </table:table-cell>
          <table:table-cell office:value-type="string" calcext:value-type="string">
            <text:p><text:s text:c="2"/>GDX</text:p>
          </table:table-cell>
          <table:table-cell office:value-type="float" office:value="195.700573" calcext:value-type="float">
            <text:p>195.700573</text:p>
          </table:table-cell>
          <table:table-cell office:value-type="float" office:value="5.542857" calcext:value-type="float">
            <text:p>5.542857</text:p>
          </table:table-cell>
          <table:table-cell office:value-type="float" office:value="0.004065" calcext:value-type="float">
            <text:p>0.004065</text:p>
          </table:table-cell>
          <table:table-cell office:value-type="float" office:value="0.000011" calcext:value-type="float">
            <text:p>1.1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40.88605" calcext:value-type="float">
            <text:p>240.88605</text:p>
          </table:table-cell>
          <table:table-cell office:value-type="float" office:value="9.929583" calcext:value-type="float">
            <text:p>9.929583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<text:s text:c="2"/>GDX</text:p>
          </table:table-cell>
          <table:table-cell office:value-type="float" office:value="156.357175" calcext:value-type="float">
            <text:p>156.357175</text:p>
          </table:table-cell>
          <table:table-cell office:value-type="float" office:value="5.138125" calcext:value-type="float">
            <text:p>5.138125</text:p>
          </table:table-cell>
          <table:table-cell office:value-type="float" office:value="0.007072" calcext:value-type="float">
            <text:p>0.007072</text:p>
          </table:table-cell>
          <table:table-cell office:value-type="float" office:value="0.000018" calcext:value-type="float">
            <text:p>1.8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99.396887" calcext:value-type="float">
            <text:p>199.396887</text:p>
          </table:table-cell>
          <table:table-cell office:value-type="float" office:value="9.615909" calcext:value-type="float">
            <text:p>9.615909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000019" calcext:value-type="float">
            <text:p>1.9E-05</text:p>
          </table:table-cell>
          <table:table-cell office:value-type="string" calcext:value-type="string">
            <text:p><text:s text:c="2"/>GDX</text:p>
          </table:table-cell>
          <table:table-cell office:value-type="float" office:value="124.172694" calcext:value-type="float">
            <text:p>124.172694</text:p>
          </table:table-cell>
          <table:table-cell office:value-type="float" office:value="5.128333" calcext:value-type="float">
            <text:p>5.128333</text:p>
          </table:table-cell>
          <table:table-cell office:value-type="float" office:value="0.006316" calcext:value-type="float">
            <text:p>0.006316</text:p>
          </table:table-cell>
          <table:table-cell office:value-type="float" office:value="0.000018" calcext:value-type="float">
            <text:p>1.8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73.704729" calcext:value-type="float">
            <text:p>273.704729</text:p>
          </table:table-cell>
          <table:table-cell office:value-type="float" office:value="10.02" calcext:value-type="float">
            <text:p>10.02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019" calcext:value-type="float">
            <text:p>1.9E-05</text:p>
          </table:table-cell>
          <table:table-cell office:value-type="string" calcext:value-type="string">
            <text:p><text:s text:c="2"/>GDX</text:p>
          </table:table-cell>
          <table:table-cell office:value-type="float" office:value="183.872771" calcext:value-type="float">
            <text:p>183.872771</text:p>
          </table:table-cell>
          <table:table-cell office:value-type="float" office:value="5.452" calcext:value-type="float">
            <text:p>5.452</text:p>
          </table:table-cell>
          <table:table-cell office:value-type="float" office:value="0.005611" calcext:value-type="float">
            <text:p>0.005611</text:p>
          </table:table-cell>
          <table:table-cell office:value-type="float" office:value="0.000017" calcext:value-type="float">
            <text:p>1.7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91.850564" calcext:value-type="float">
            <text:p>291.850564</text:p>
          </table:table-cell>
          <table:table-cell office:value-type="float" office:value="10.114444" calcext:value-type="float">
            <text:p>10.114444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000018" calcext:value-type="float">
            <text:p>1.8E-05</text:p>
          </table:table-cell>
          <table:table-cell office:value-type="string" calcext:value-type="string">
            <text:p><text:s text:c="2"/>GDX</text:p>
          </table:table-cell>
          <table:table-cell office:value-type="float" office:value="193.57272" calcext:value-type="float">
            <text:p>193.57272</text:p>
          </table:table-cell>
          <table:table-cell office:value-type="float" office:value="5.442727" calcext:value-type="float">
            <text:p>5.442727</text:p>
          </table:table-cell>
          <table:table-cell office:value-type="float" office:value="0.006818" calcext:value-type="float">
            <text:p>0.006818</text:p>
          </table:table-cell>
          <table:table-cell office:value-type="float" office:value="0.000017" calcext:value-type="float">
            <text:p>1.7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10.430652" calcext:value-type="float">
            <text:p>210.430652</text:p>
          </table:table-cell>
          <table:table-cell office:value-type="float" office:value="9.586875" calcext:value-type="float">
            <text:p>9.586875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GDX</text:p>
          </table:table-cell>
          <table:table-cell office:value-type="float" office:value="132.932065" calcext:value-type="float">
            <text:p>132.932065</text:p>
          </table:table-cell>
          <table:table-cell office:value-type="float" office:value="5.095417" calcext:value-type="float">
            <text:p>5.095417</text:p>
          </table:table-cell>
          <table:table-cell office:value-type="float" office:value="0.005969" calcext:value-type="float">
            <text:p>0.005969</text:p>
          </table:table-cell>
          <table:table-cell office:value-type="float" office:value="0.000017" calcext:value-type="float">
            <text:p>1.7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17.80574" calcext:value-type="float">
            <text:p>217.80574</text:p>
          </table:table-cell>
          <table:table-cell office:value-type="float" office:value="9.853571" calcext:value-type="float">
            <text:p>9.853571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GDX</text:p>
          </table:table-cell>
          <table:table-cell office:value-type="float" office:value="123.338063" calcext:value-type="float">
            <text:p>123.338063</text:p>
          </table:table-cell>
          <table:table-cell office:value-type="float" office:value="4.966538" calcext:value-type="float">
            <text:p>4.966538</text:p>
          </table:table-cell>
          <table:table-cell office:value-type="float" office:value="0.005529" calcext:value-type="float">
            <text:p>0.005529</text:p>
          </table:table-cell>
          <table:table-cell office:value-type="float" office:value="0.000017" calcext:value-type="float">
            <text:p>1.7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61.140086" calcext:value-type="float">
            <text:p>261.140086</text:p>
          </table:table-cell>
          <table:table-cell office:value-type="float" office:value="10.003333" calcext:value-type="float">
            <text:p>10.003333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GDX</text:p>
          </table:table-cell>
          <table:table-cell office:value-type="float" office:value="143.259606" calcext:value-type="float">
            <text:p>143.259606</text:p>
          </table:table-cell>
          <table:table-cell office:value-type="float" office:value="5.195714" calcext:value-type="float">
            <text:p>5.195714</text:p>
          </table:table-cell>
          <table:table-cell office:value-type="float" office:value="0.005334" calcext:value-type="float">
            <text:p>0.005334</text:p>
          </table:table-cell>
          <table:table-cell office:value-type="float" office:value="0.000017" calcext:value-type="float">
            <text:p>1.7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325.442317" calcext:value-type="float">
            <text:p>325.442317</text:p>
          </table:table-cell>
          <table:table-cell office:value-type="float" office:value="10.267" calcext:value-type="float">
            <text:p>10.267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GDX</text:p>
          </table:table-cell>
          <table:table-cell office:value-type="float" office:value="199.847894" calcext:value-type="float">
            <text:p>199.847894</text:p>
          </table:table-cell>
          <table:table-cell office:value-type="float" office:value="5.521667" calcext:value-type="float">
            <text:p>5.521667</text:p>
          </table:table-cell>
          <table:table-cell office:value-type="float" office:value="0.00612" calcext:value-type="float">
            <text:p>0.00612</text:p>
          </table:table-cell>
          <table:table-cell office:value-type="float" office:value="0.000017" calcext:value-type="float">
            <text:p>1.7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03.10588" calcext:value-type="float">
            <text:p>203.10588</text:p>
          </table:table-cell>
          <table:table-cell office:value-type="float" office:value="10.0625" calcext:value-type="float">
            <text:p>10.0625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0016" calcext:value-type="float">
            <text:p>1.6E-05</text:p>
          </table:table-cell>
          <table:table-cell office:value-type="string" calcext:value-type="string">
            <text:p><text:s text:c="2"/>GDX</text:p>
          </table:table-cell>
          <table:table-cell office:value-type="float" office:value="95.910718" calcext:value-type="float">
            <text:p>95.910718</text:p>
          </table:table-cell>
          <table:table-cell office:value-type="float" office:value="4.410625" calcext:value-type="float">
            <text:p>4.410625</text:p>
          </table:table-cell>
          <table:table-cell office:value-type="float" office:value="0.005437" calcext:value-type="float">
            <text:p>0.005437</text:p>
          </table:table-cell>
          <table:table-cell office:value-type="float" office:value="0.000017" calcext:value-type="float">
            <text:p>1.7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05.64265" calcext:value-type="float">
            <text:p>205.64265</text:p>
          </table:table-cell>
          <table:table-cell office:value-type="float" office:value="9.446667" calcext:value-type="float">
            <text:p>9.446667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.000016" calcext:value-type="float">
            <text:p>1.6E-05</text:p>
          </table:table-cell>
          <table:table-cell office:value-type="string" calcext:value-type="string">
            <text:p><text:s text:c="2"/>GDX</text:p>
          </table:table-cell>
          <table:table-cell office:value-type="float" office:value="128.321885" calcext:value-type="float">
            <text:p>128.321885</text:p>
          </table:table-cell>
          <table:table-cell office:value-type="float" office:value="4.69" calcext:value-type="float">
            <text:p>4.69</text:p>
          </table:table-cell>
          <table:table-cell office:value-type="float" office:value="0.005694" calcext:value-type="float">
            <text:p>0.005694</text:p>
          </table:table-cell>
          <table:table-cell office:value-type="float" office:value="0.000017" calcext:value-type="float">
            <text:p>1.7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340.872255" calcext:value-type="float">
            <text:p>340.872255</text:p>
          </table:table-cell>
          <table:table-cell office:value-type="float" office:value="9.3025" calcext:value-type="float">
            <text:p>9.3025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018" calcext:value-type="float">
            <text:p>1.8E-05</text:p>
          </table:table-cell>
          <table:table-cell office:value-type="string" calcext:value-type="string">
            <text:p><text:s text:c="2"/>GDX</text:p>
          </table:table-cell>
          <table:table-cell office:value-type="float" office:value="272.812805" calcext:value-type="float">
            <text:p>272.812805</text:p>
          </table:table-cell>
          <table:table-cell office:value-type="float" office:value="6.283611" calcext:value-type="float">
            <text:p>6.283611</text:p>
          </table:table-cell>
          <table:table-cell office:value-type="float" office:value="0.006018" calcext:value-type="float">
            <text:p>0.006018</text:p>
          </table:table-cell>
          <table:table-cell office:value-type="float" office:value="0.000017" calcext:value-type="float">
            <text:p>1.7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16.616058" calcext:value-type="float">
            <text:p>216.616058</text:p>
          </table:table-cell>
          <table:table-cell office:value-type="float" office:value="9.655" calcext:value-type="float">
            <text:p>9.655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018" calcext:value-type="float">
            <text:p>1.8E-05</text:p>
          </table:table-cell>
          <table:table-cell office:value-type="string" calcext:value-type="string">
            <text:p><text:s text:c="2"/>GDX</text:p>
          </table:table-cell>
          <table:table-cell office:value-type="float" office:value="158.357839" calcext:value-type="float">
            <text:p>158.357839</text:p>
          </table:table-cell>
          <table:table-cell office:value-type="float" office:value="4.882368" calcext:value-type="float">
            <text:p>4.882368</text:p>
          </table:table-cell>
          <table:table-cell office:value-type="float" office:value="0.006249" calcext:value-type="float">
            <text:p>0.006249</text:p>
          </table:table-cell>
          <table:table-cell office:value-type="float" office:value="0.000017" calcext:value-type="float">
            <text:p>1.7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203.45" calcext:value-type="float">
            <text:p>203.45</text:p>
          </table:table-cell>
          <table:table-cell office:value-type="float" office:value="6.205" calcext:value-type="float">
            <text:p>6.205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50.055526" calcext:value-type="float">
            <text:p>50.055526</text:p>
          </table:table-cell>
          <table:table-cell office:value-type="float" office:value="1.798158" calcext:value-type="float">
            <text:p>1.798158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2" calcext:value-type="float">
            <text:p>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165.1725" calcext:value-type="float">
            <text:p>165.1725</text:p>
          </table:table-cell>
          <table:table-cell office:value-type="float" office:value="6.8125" calcext:value-type="float">
            <text:p>6.812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44.493611" calcext:value-type="float">
            <text:p>44.493611</text:p>
          </table:table-cell>
          <table:table-cell office:value-type="float" office:value="2.265278" calcext:value-type="float">
            <text:p>2.265278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2" calcext:value-type="float">
            <text:p>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256.771667" calcext:value-type="float">
            <text:p>256.771667</text:p>
          </table:table-cell>
          <table:table-cell office:value-type="float" office:value="7.181667" calcext:value-type="float">
            <text:p>7.181667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89.593824" calcext:value-type="float">
            <text:p>89.593824</text:p>
          </table:table-cell>
          <table:table-cell office:value-type="float" office:value="3.101471" calcext:value-type="float">
            <text:p>3.101471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2" calcext:value-type="float">
            <text:p>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245.38875" calcext:value-type="float">
            <text:p>245.38875</text:p>
          </table:table-cell>
          <table:table-cell office:value-type="float" office:value="7.48375" calcext:value-type="float">
            <text:p>7.4837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94.619375" calcext:value-type="float">
            <text:p>94.619375</text:p>
          </table:table-cell>
          <table:table-cell office:value-type="float" office:value="3.469688" calcext:value-type="float">
            <text:p>3.469688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21" calcext:value-type="float">
            <text:p>2.1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330.19" calcext:value-type="float">
            <text:p>330.19</text:p>
          </table:table-cell>
          <table:table-cell office:value-type="float" office:value="7.426" calcext:value-type="float">
            <text:p>7.426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58.884333" calcext:value-type="float">
            <text:p>158.884333</text:p>
          </table:table-cell>
          <table:table-cell office:value-type="float" office:value="4.304667" calcext:value-type="float">
            <text:p>4.304667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21" calcext:value-type="float">
            <text:p>2.1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193.536667" calcext:value-type="float">
            <text:p>193.536667</text:p>
          </table:table-cell>
          <table:table-cell office:value-type="float" office:value="6.354167" calcext:value-type="float">
            <text:p>6.354167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14.405714" calcext:value-type="float">
            <text:p>114.405714</text:p>
          </table:table-cell>
          <table:table-cell office:value-type="float" office:value="4.1925" calcext:value-type="float">
            <text:p>4.192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2" calcext:value-type="float">
            <text:p>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165.678571" calcext:value-type="float">
            <text:p>165.678571</text:p>
          </table:table-cell>
          <table:table-cell office:value-type="float" office:value="6.273571" calcext:value-type="float">
            <text:p>6.273571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07.710769" calcext:value-type="float">
            <text:p>107.710769</text:p>
          </table:table-cell>
          <table:table-cell office:value-type="float" office:value="4.556538" calcext:value-type="float">
            <text:p>4.556538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2" calcext:value-type="float">
            <text:p>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195.509375" calcext:value-type="float">
            <text:p>195.509375</text:p>
          </table:table-cell>
          <table:table-cell office:value-type="float" office:value="6.7475" calcext:value-type="float">
            <text:p>6.747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43.41125" calcext:value-type="float">
            <text:p>143.41125</text:p>
          </table:table-cell>
          <table:table-cell office:value-type="float" office:value="5.540833" calcext:value-type="float">
            <text:p>5.540833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21" calcext:value-type="float">
            <text:p>2.1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185.1" calcext:value-type="float">
            <text:p>185.1</text:p>
          </table:table-cell>
          <table:table-cell office:value-type="float" office:value="6.512222" calcext:value-type="float">
            <text:p>6.512222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51.073636" calcext:value-type="float">
            <text:p>151.073636</text:p>
          </table:table-cell>
          <table:table-cell office:value-type="float" office:value="5.973636" calcext:value-type="float">
            <text:p>5.973636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2" calcext:value-type="float">
            <text:p>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179.2285" calcext:value-type="float">
            <text:p>179.2285</text:p>
          </table:table-cell>
          <table:table-cell office:value-type="float" office:value="6.112" calcext:value-type="float">
            <text:p>6.112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59.037" calcext:value-type="float">
            <text:p>159.037</text:p>
          </table:table-cell>
          <table:table-cell office:value-type="float" office:value="6.127" calcext:value-type="float">
            <text:p>6.127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2" calcext:value-type="float">
            <text:p>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194.313182" calcext:value-type="float">
            <text:p>194.313182</text:p>
          </table:table-cell>
          <table:table-cell office:value-type="float" office:value="6.494545" calcext:value-type="float">
            <text:p>6.49454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201.14" calcext:value-type="float">
            <text:p>201.14</text:p>
          </table:table-cell>
          <table:table-cell office:value-type="float" office:value="7.384444" calcext:value-type="float">
            <text:p>7.384444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22" calcext:value-type="float">
            <text:p>2.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143.135833" calcext:value-type="float">
            <text:p>143.135833</text:p>
          </table:table-cell>
          <table:table-cell office:value-type="float" office:value="6.136667" calcext:value-type="float">
            <text:p>6.136667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64.0925" calcext:value-type="float">
            <text:p>164.0925</text:p>
          </table:table-cell>
          <table:table-cell office:value-type="float" office:value="7.665" calcext:value-type="float">
            <text:p>7.66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02" calcext:value-type="float">
            <text:p>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112.053077" calcext:value-type="float">
            <text:p>112.053077</text:p>
          </table:table-cell>
          <table:table-cell office:value-type="float" office:value="5.283077" calcext:value-type="float">
            <text:p>5.283077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65.317857" calcext:value-type="float">
            <text:p>165.317857</text:p>
          </table:table-cell>
          <table:table-cell office:value-type="float" office:value="7.558571" calcext:value-type="float">
            <text:p>7.558571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21" calcext:value-type="float">
            <text:p>2.1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192.355" calcext:value-type="float">
            <text:p>192.355</text:p>
          </table:table-cell>
          <table:table-cell office:value-type="float" office:value="6.273214" calcext:value-type="float">
            <text:p>6.273214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07" calcext:value-type="float">
            <text:p>7E-06</text:p>
          </table:table-cell>
          <table:table-cell office:value-type="string" calcext:value-type="string">
            <text:p><text:s text:c="2"/>ZIP</text:p>
          </table:table-cell>
          <table:table-cell office:value-type="float" office:value="269.2825" calcext:value-type="float">
            <text:p>269.2825</text:p>
          </table:table-cell>
          <table:table-cell office:value-type="float" office:value="9.2175" calcext:value-type="float">
            <text:p>9.217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21" calcext:value-type="float">
            <text:p>2.1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108.509" calcext:value-type="float">
            <text:p>108.509</text:p>
          </table:table-cell>
          <table:table-cell office:value-type="float" office:value="5.212667" calcext:value-type="float">
            <text:p>5.212667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78.818" calcext:value-type="float">
            <text:p>178.818</text:p>
          </table:table-cell>
          <table:table-cell office:value-type="float" office:value="9.034" calcext:value-type="float">
            <text:p>9.034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022" calcext:value-type="float">
            <text:p>2.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174.5" calcext:value-type="float">
            <text:p>174.5</text:p>
          </table:table-cell>
          <table:table-cell office:value-type="float" office:value="6.412187" calcext:value-type="float">
            <text:p>6.412187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260.485" calcext:value-type="float">
            <text:p>260.485</text:p>
          </table:table-cell>
          <table:table-cell office:value-type="float" office:value="10.28625" calcext:value-type="float">
            <text:p>10.28625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022" calcext:value-type="float">
            <text:p>2.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137.524412" calcext:value-type="float">
            <text:p>137.524412</text:p>
          </table:table-cell>
          <table:table-cell office:value-type="float" office:value="5.829412" calcext:value-type="float">
            <text:p>5.829412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07" calcext:value-type="float">
            <text:p>7E-06</text:p>
          </table:table-cell>
          <table:table-cell office:value-type="string" calcext:value-type="string">
            <text:p><text:s text:c="2"/>ZIP</text:p>
          </table:table-cell>
          <table:table-cell office:value-type="float" office:value="221.625" calcext:value-type="float">
            <text:p>221.625</text:p>
          </table:table-cell>
          <table:table-cell office:value-type="float" office:value="10.446667" calcext:value-type="float">
            <text:p>10.446667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22" calcext:value-type="float">
            <text:p>2.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139.300833" calcext:value-type="float">
            <text:p>139.300833</text:p>
          </table:table-cell>
          <table:table-cell office:value-type="float" office:value="5.991111" calcext:value-type="float">
            <text:p>5.991111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270.475" calcext:value-type="float">
            <text:p>270.475</text:p>
          </table:table-cell>
          <table:table-cell office:value-type="float" office:value="12.02" calcext:value-type="float">
            <text:p>12.02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023" calcext:value-type="float">
            <text:p>2.3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199.98" calcext:value-type="float">
            <text:p>199.98</text:p>
          </table:table-cell>
          <table:table-cell office:value-type="float" office:value="7.034211" calcext:value-type="float">
            <text:p>7.034211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339.59" calcext:value-type="float">
            <text:p>339.59</text:p>
          </table:table-cell>
          <table:table-cell office:value-type="float" office:value="12.6" calcext:value-type="float">
            <text:p>12.6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26" calcext:value-type="float">
            <text:p>2.6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98.051021" calcext:value-type="float">
            <text:p>198.051021</text:p>
          </table:table-cell>
          <table:table-cell office:value-type="float" office:value="10.522105" calcext:value-type="float">
            <text:p>10.522105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0038" calcext:value-type="float">
            <text:p>3.8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97.555603" calcext:value-type="float">
            <text:p>197.555603</text:p>
          </table:table-cell>
          <table:table-cell office:value-type="float" office:value="6.15" calcext:value-type="float">
            <text:p>6.15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01" calcext:value-type="float">
            <text:p>1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99.891766" calcext:value-type="float">
            <text:p>299.891766</text:p>
          </table:table-cell>
          <table:table-cell office:value-type="float" office:value="10.814444" calcext:value-type="float">
            <text:p>10.814444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034" calcext:value-type="float">
            <text:p>3.4E-05</text:p>
          </table:table-cell>
          <table:table-cell office:value-type="string" calcext:value-type="string">
            <text:p><text:s text:c="2"/>ZIC</text:p>
          </table:table-cell>
          <table:table-cell office:value-type="float" office:value="262.339102" calcext:value-type="float">
            <text:p>262.339102</text:p>
          </table:table-cell>
          <table:table-cell office:value-type="float" office:value="7.515" calcext:value-type="float">
            <text:p>7.51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54.909951" calcext:value-type="float">
            <text:p>254.909951</text:p>
          </table:table-cell>
          <table:table-cell office:value-type="float" office:value="10.988823" calcext:value-type="float">
            <text:p>10.988823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<text:s text:c="2"/>ZIC</text:p>
          </table:table-cell>
          <table:table-cell office:value-type="float" office:value="218.841942" calcext:value-type="float">
            <text:p>218.841942</text:p>
          </table:table-cell>
          <table:table-cell office:value-type="float" office:value="6.856667" calcext:value-type="float">
            <text:p>6.856667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53.968259" calcext:value-type="float">
            <text:p>253.968259</text:p>
          </table:table-cell>
          <table:table-cell office:value-type="float" office:value="11.149688" calcext:value-type="float">
            <text:p>11.149688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028" calcext:value-type="float">
            <text:p>2.8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99.766963" calcext:value-type="float">
            <text:p>199.766963</text:p>
          </table:table-cell>
          <table:table-cell office:value-type="float" office:value="6.29375" calcext:value-type="float">
            <text:p>6.2937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09" calcext:value-type="float">
            <text:p>9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60.048187" calcext:value-type="float">
            <text:p>260.048187</text:p>
          </table:table-cell>
          <table:table-cell office:value-type="float" office:value="11.213" calcext:value-type="float">
            <text:p>11.213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00026" calcext:value-type="float">
            <text:p>2.6E-05</text:p>
          </table:table-cell>
          <table:table-cell office:value-type="string" calcext:value-type="string">
            <text:p><text:s text:c="2"/>ZIC</text:p>
          </table:table-cell>
          <table:table-cell office:value-type="float" office:value="202.37044" calcext:value-type="float">
            <text:p>202.37044</text:p>
          </table:table-cell>
          <table:table-cell office:value-type="float" office:value="6.639" calcext:value-type="float">
            <text:p>6.639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60.912235" calcext:value-type="float">
            <text:p>260.912235</text:p>
          </table:table-cell>
          <table:table-cell office:value-type="float" office:value="11.450714" calcext:value-type="float">
            <text:p>11.450714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0023" calcext:value-type="float">
            <text:p>2.3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89.973952" calcext:value-type="float">
            <text:p>189.973952</text:p>
          </table:table-cell>
          <table:table-cell office:value-type="float" office:value="6.21" calcext:value-type="float">
            <text:p>6.21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07" calcext:value-type="float">
            <text:p>7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41.578636" calcext:value-type="float">
            <text:p>241.578636</text:p>
          </table:table-cell>
          <table:table-cell office:value-type="float" office:value="11.393077" calcext:value-type="float">
            <text:p>11.393077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0024" calcext:value-type="float">
            <text:p>2.4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99.128961" calcext:value-type="float">
            <text:p>199.128961</text:p>
          </table:table-cell>
          <table:table-cell office:value-type="float" office:value="6.697143" calcext:value-type="float">
            <text:p>6.697143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51.137458" calcext:value-type="float">
            <text:p>251.137458</text:p>
          </table:table-cell>
          <table:table-cell office:value-type="float" office:value="11.7125" calcext:value-type="float">
            <text:p>11.7125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021" calcext:value-type="float">
            <text:p>2.1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91.724439" calcext:value-type="float">
            <text:p>191.724439</text:p>
          </table:table-cell>
          <table:table-cell office:value-type="float" office:value="6.4325" calcext:value-type="float">
            <text:p>6.432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12.874261" calcext:value-type="float">
            <text:p>212.874261</text:p>
          </table:table-cell>
          <table:table-cell office:value-type="float" office:value="12.039091" calcext:value-type="float">
            <text:p>12.039091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021" calcext:value-type="float">
            <text:p>2.1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47.16757" calcext:value-type="float">
            <text:p>147.16757</text:p>
          </table:table-cell>
          <table:table-cell office:value-type="float" office:value="5.58" calcext:value-type="float">
            <text:p>5.58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45.74195" calcext:value-type="float">
            <text:p>245.74195</text:p>
          </table:table-cell>
          <table:table-cell office:value-type="float" office:value="12.07" calcext:value-type="float">
            <text:p>12.07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76.40055" calcext:value-type="float">
            <text:p>176.40055</text:p>
          </table:table-cell>
          <table:table-cell office:value-type="float" office:value="6.183" calcext:value-type="float">
            <text:p>6.183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78.085504" calcext:value-type="float">
            <text:p>278.085504</text:p>
          </table:table-cell>
          <table:table-cell office:value-type="float" office:value="12.015556" calcext:value-type="float">
            <text:p>12.015556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00019" calcext:value-type="float">
            <text:p>1.9E-05</text:p>
          </table:table-cell>
          <table:table-cell office:value-type="string" calcext:value-type="string">
            <text:p><text:s text:c="2"/>ZIC</text:p>
          </table:table-cell>
          <table:table-cell office:value-type="float" office:value="225.040042" calcext:value-type="float">
            <text:p>225.040042</text:p>
          </table:table-cell>
          <table:table-cell office:value-type="float" office:value="6.677273" calcext:value-type="float">
            <text:p>6.677273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07" calcext:value-type="float">
            <text:p>7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08.332443" calcext:value-type="float">
            <text:p>208.332443</text:p>
          </table:table-cell>
          <table:table-cell office:value-type="float" office:value="12.19125" calcext:value-type="float">
            <text:p>12.19125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55.983372" calcext:value-type="float">
            <text:p>155.983372</text:p>
          </table:table-cell>
          <table:table-cell office:value-type="float" office:value="5.9175" calcext:value-type="float">
            <text:p>5.917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26.777736" calcext:value-type="float">
            <text:p>226.777736</text:p>
          </table:table-cell>
          <table:table-cell office:value-type="float" office:value="12.577857" calcext:value-type="float">
            <text:p>12.577857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019" calcext:value-type="float">
            <text:p>1.9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68.806603" calcext:value-type="float">
            <text:p>168.806603</text:p>
          </table:table-cell>
          <table:table-cell office:value-type="float" office:value="5.924231" calcext:value-type="float">
            <text:p>5.924231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309.628813" calcext:value-type="float">
            <text:p>309.628813</text:p>
          </table:table-cell>
          <table:table-cell office:value-type="float" office:value="12.2075" calcext:value-type="float">
            <text:p>12.2075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00018" calcext:value-type="float">
            <text:p>1.8E-05</text:p>
          </table:table-cell>
          <table:table-cell office:value-type="string" calcext:value-type="string">
            <text:p><text:s text:c="2"/>ZIC</text:p>
          </table:table-cell>
          <table:table-cell office:value-type="float" office:value="228.993009" calcext:value-type="float">
            <text:p>228.993009</text:p>
          </table:table-cell>
          <table:table-cell office:value-type="float" office:value="6.2625" calcext:value-type="float">
            <text:p>6.262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07" calcext:value-type="float">
            <text:p>7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88.417922" calcext:value-type="float">
            <text:p>288.417922</text:p>
          </table:table-cell>
          <table:table-cell office:value-type="float" office:value="12.812" calcext:value-type="float">
            <text:p>12.812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0019" calcext:value-type="float">
            <text:p>1.9E-05</text:p>
          </table:table-cell>
          <table:table-cell office:value-type="string" calcext:value-type="string">
            <text:p><text:s text:c="2"/>ZIC</text:p>
          </table:table-cell>
          <table:table-cell office:value-type="float" office:value="210.342359" calcext:value-type="float">
            <text:p>210.342359</text:p>
          </table:table-cell>
          <table:table-cell office:value-type="float" office:value="6.819333" calcext:value-type="float">
            <text:p>6.819333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89.96622" calcext:value-type="float">
            <text:p>189.96622</text:p>
          </table:table-cell>
          <table:table-cell office:value-type="float" office:value="12.60875" calcext:value-type="float">
            <text:p>12.60875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35.722195" calcext:value-type="float">
            <text:p>135.722195</text:p>
          </table:table-cell>
          <table:table-cell office:value-type="float" office:value="5.975937" calcext:value-type="float">
            <text:p>5.975937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66.053017" calcext:value-type="float">
            <text:p>166.053017</text:p>
          </table:table-cell>
          <table:table-cell office:value-type="float" office:value="12.915" calcext:value-type="float">
            <text:p>12.915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19.410056" calcext:value-type="float">
            <text:p>119.410056</text:p>
          </table:table-cell>
          <table:table-cell office:value-type="float" office:value="4.390294" calcext:value-type="float">
            <text:p>4.390294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07" calcext:value-type="float">
            <text:p>7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56.442236" calcext:value-type="float">
            <text:p>256.442236</text:p>
          </table:table-cell>
          <table:table-cell office:value-type="float" office:value="13.5875" calcext:value-type="float">
            <text:p>13.5875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019" calcext:value-type="float">
            <text:p>1.9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58.177807" calcext:value-type="float">
            <text:p>158.177807</text:p>
          </table:table-cell>
          <table:table-cell office:value-type="float" office:value="6.224167" calcext:value-type="float">
            <text:p>6.224167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54.001078" calcext:value-type="float">
            <text:p>254.001078</text:p>
          </table:table-cell>
          <table:table-cell office:value-type="float" office:value="13.065" calcext:value-type="float">
            <text:p>13.065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021" calcext:value-type="float">
            <text:p>2.1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74.599943" calcext:value-type="float">
            <text:p>174.599943</text:p>
          </table:table-cell>
          <table:table-cell office:value-type="float" office:value="6.420263" calcext:value-type="float">
            <text:p>6.420263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08" calcext:value-type="float">
            <text:p>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93.846382" calcext:value-type="float">
            <text:p>193.846382</text:p>
          </table:table-cell>
          <table:table-cell office:value-type="float" office:value="5.595526" calcext:value-type="float">
            <text:p>5.595526</text:p>
          </table:table-cell>
          <table:table-cell office:value-type="float" office:value="0.000681" calcext:value-type="float">
            <text:p>0.000681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ZIP</text:p>
          </table:table-cell>
          <table:table-cell office:value-type="float" office:value="210.47875" calcext:value-type="float">
            <text:p>210.47875</text:p>
          </table:table-cell>
          <table:table-cell office:value-type="float" office:value="6.955" calcext:value-type="float">
            <text:p>6.95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3" calcext:value-type="float">
            <text:p>3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82.494056" calcext:value-type="float">
            <text:p>182.494056</text:p>
          </table:table-cell>
          <table:table-cell office:value-type="float" office:value="5.347222" calcext:value-type="float">
            <text:p>5.347222</text:p>
          </table:table-cell>
          <table:table-cell office:value-type="float" office:value="0.003376" calcext:value-type="float">
            <text:p>0.003376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87.996" calcext:value-type="float">
            <text:p>187.996</text:p>
          </table:table-cell>
          <table:table-cell office:value-type="float" office:value="5.95" calcext:value-type="float">
            <text:p>5.95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12" calcext:value-type="float">
            <text:p>1.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74.913397" calcext:value-type="float">
            <text:p>174.913397</text:p>
          </table:table-cell>
          <table:table-cell office:value-type="float" office:value="5.141471" calcext:value-type="float">
            <text:p>5.141471</text:p>
          </table:table-cell>
          <table:table-cell office:value-type="float" office:value="0.005545" calcext:value-type="float">
            <text:p>0.005545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71.014083" calcext:value-type="float">
            <text:p>171.014083</text:p>
          </table:table-cell>
          <table:table-cell office:value-type="float" office:value="5.751667" calcext:value-type="float">
            <text:p>5.751667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023" calcext:value-type="float">
            <text:p>2.3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69.236094" calcext:value-type="float">
            <text:p>169.236094</text:p>
          </table:table-cell>
          <table:table-cell office:value-type="float" office:value="5.22375" calcext:value-type="float">
            <text:p>5.22375</text:p>
          </table:table-cell>
          <table:table-cell office:value-type="float" office:value="0.004655" calcext:value-type="float">
            <text:p>0.004655</text:p>
          </table:table-cell>
          <table:table-cell office:value-type="float" office:value="0.000016" calcext:value-type="float">
            <text:p>1.6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57.414375" calcext:value-type="float">
            <text:p>157.414375</text:p>
          </table:table-cell>
          <table:table-cell office:value-type="float" office:value="5.4775" calcext:value-type="float">
            <text:p>5.477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23" calcext:value-type="float">
            <text:p>2.3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12.46375" calcext:value-type="float">
            <text:p>112.46375</text:p>
          </table:table-cell>
          <table:table-cell office:value-type="float" office:value="4.787333" calcext:value-type="float">
            <text:p>4.787333</text:p>
          </table:table-cell>
          <table:table-cell office:value-type="float" office:value="0.005274" calcext:value-type="float">
            <text:p>0.005274</text:p>
          </table:table-cell>
          <table:table-cell office:value-type="float" office:value="0.000016" calcext:value-type="float">
            <text:p>1.6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19.47475" calcext:value-type="float">
            <text:p>119.47475</text:p>
          </table:table-cell>
          <table:table-cell office:value-type="float" office:value="5.162" calcext:value-type="float">
            <text:p>5.162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22" calcext:value-type="float">
            <text:p>2.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94.661804" calcext:value-type="float">
            <text:p>94.661804</text:p>
          </table:table-cell>
          <table:table-cell office:value-type="float" office:value="4.436071" calcext:value-type="float">
            <text:p>4.436071</text:p>
          </table:table-cell>
          <table:table-cell office:value-type="float" office:value="0.00531" calcext:value-type="float">
            <text:p>0.00531</text:p>
          </table:table-cell>
          <table:table-cell office:value-type="float" office:value="0.000016" calcext:value-type="float">
            <text:p>1.6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05.220792" calcext:value-type="float">
            <text:p>105.220792</text:p>
          </table:table-cell>
          <table:table-cell office:value-type="float" office:value="4.8825" calcext:value-type="float">
            <text:p>4.8825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23" calcext:value-type="float">
            <text:p>2.3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37.835404" calcext:value-type="float">
            <text:p>137.835404</text:p>
          </table:table-cell>
          <table:table-cell office:value-type="float" office:value="4.976538" calcext:value-type="float">
            <text:p>4.976538</text:p>
          </table:table-cell>
          <table:table-cell office:value-type="float" office:value="0.005265" calcext:value-type="float">
            <text:p>0.005265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28.843536" calcext:value-type="float">
            <text:p>128.843536</text:p>
          </table:table-cell>
          <table:table-cell office:value-type="float" office:value="5.122143" calcext:value-type="float">
            <text:p>5.122143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22" calcext:value-type="float">
            <text:p>2.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58.843937" calcext:value-type="float">
            <text:p>158.843937</text:p>
          </table:table-cell>
          <table:table-cell office:value-type="float" office:value="5.06875" calcext:value-type="float">
            <text:p>5.06875</text:p>
          </table:table-cell>
          <table:table-cell office:value-type="float" office:value="0.00601" calcext:value-type="float">
            <text:p>0.00601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39.287844" calcext:value-type="float">
            <text:p>139.287844</text:p>
          </table:table-cell>
          <table:table-cell office:value-type="float" office:value="5.086875" calcext:value-type="float">
            <text:p>5.08687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21" calcext:value-type="float">
            <text:p>2.1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55.136273" calcext:value-type="float">
            <text:p>155.136273</text:p>
          </table:table-cell>
          <table:table-cell office:value-type="float" office:value="5.077273" calcext:value-type="float">
            <text:p>5.077273</text:p>
          </table:table-cell>
          <table:table-cell office:value-type="float" office:value="0.005856" calcext:value-type="float">
            <text:p>0.005856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15.053444" calcext:value-type="float">
            <text:p>115.053444</text:p>
          </table:table-cell>
          <table:table-cell office:value-type="float" office:value="4.186667" calcext:value-type="float">
            <text:p>4.186667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21" calcext:value-type="float">
            <text:p>2.1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19.702075" calcext:value-type="float">
            <text:p>119.702075</text:p>
          </table:table-cell>
          <table:table-cell office:value-type="float" office:value="4.6445" calcext:value-type="float">
            <text:p>4.6445</text:p>
          </table:table-cell>
          <table:table-cell office:value-type="float" office:value="0.005647" calcext:value-type="float">
            <text:p>0.005647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ZIP</text:p>
          </table:table-cell>
          <table:table-cell office:value-type="float" office:value="92.577425" calcext:value-type="float">
            <text:p>92.577425</text:p>
          </table:table-cell>
          <table:table-cell office:value-type="float" office:value="4.2565" calcext:value-type="float">
            <text:p>4.256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21" calcext:value-type="float">
            <text:p>2.1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78.180056" calcext:value-type="float">
            <text:p>178.180056</text:p>
          </table:table-cell>
          <table:table-cell office:value-type="float" office:value="5.163889" calcext:value-type="float">
            <text:p>5.163889</text:p>
          </table:table-cell>
          <table:table-cell office:value-type="float" office:value="0.005703" calcext:value-type="float">
            <text:p>0.005703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30.563591" calcext:value-type="float">
            <text:p>130.563591</text:p>
          </table:table-cell>
          <table:table-cell office:value-type="float" office:value="4.375909" calcext:value-type="float">
            <text:p>4.375909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21" calcext:value-type="float">
            <text:p>2.1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52.720875" calcext:value-type="float">
            <text:p>152.720875</text:p>
          </table:table-cell>
          <table:table-cell office:value-type="float" office:value="5.15375" calcext:value-type="float">
            <text:p>5.15375</text:p>
          </table:table-cell>
          <table:table-cell office:value-type="float" office:value="0.006153" calcext:value-type="float">
            <text:p>0.006153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08.624" calcext:value-type="float">
            <text:p>108.624</text:p>
          </table:table-cell>
          <table:table-cell office:value-type="float" office:value="4.311667" calcext:value-type="float">
            <text:p>4.311667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21" calcext:value-type="float">
            <text:p>2.1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44.711107" calcext:value-type="float">
            <text:p>144.711107</text:p>
          </table:table-cell>
          <table:table-cell office:value-type="float" office:value="5.071429" calcext:value-type="float">
            <text:p>5.071429</text:p>
          </table:table-cell>
          <table:table-cell office:value-type="float" office:value="0.005747" calcext:value-type="float">
            <text:p>0.005747</text:p>
          </table:table-cell>
          <table:table-cell office:value-type="float" office:value="0.000018" calcext:value-type="float">
            <text:p>1.8E-05</text:p>
          </table:table-cell>
          <table:table-cell office:value-type="string" calcext:value-type="string">
            <text:p><text:s text:c="2"/>ZIP</text:p>
          </table:table-cell>
          <table:table-cell office:value-type="float" office:value="97.925173" calcext:value-type="float">
            <text:p>97.925173</text:p>
          </table:table-cell>
          <table:table-cell office:value-type="float" office:value="3.883846" calcext:value-type="float">
            <text:p>3.883846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2" calcext:value-type="float">
            <text:p>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05.22425" calcext:value-type="float">
            <text:p>105.22425</text:p>
          </table:table-cell>
          <table:table-cell office:value-type="float" office:value="4.63" calcext:value-type="float">
            <text:p>4.63</text:p>
          </table:table-cell>
          <table:table-cell office:value-type="float" office:value="0.004968" calcext:value-type="float">
            <text:p>0.004968</text:p>
          </table:table-cell>
          <table:table-cell office:value-type="float" office:value="0.000018" calcext:value-type="float">
            <text:p>1.8E-05</text:p>
          </table:table-cell>
          <table:table-cell office:value-type="string" calcext:value-type="string">
            <text:p><text:s text:c="2"/>ZIP</text:p>
          </table:table-cell>
          <table:table-cell office:value-type="float" office:value="67.30425" calcext:value-type="float">
            <text:p>67.30425</text:p>
          </table:table-cell>
          <table:table-cell office:value-type="float" office:value="3.2" calcext:value-type="float">
            <text:p>3.2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2" calcext:value-type="float">
            <text:p>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39.5651" calcext:value-type="float">
            <text:p>139.5651</text:p>
          </table:table-cell>
          <table:table-cell office:value-type="float" office:value="5.005" calcext:value-type="float">
            <text:p>5.005</text:p>
          </table:table-cell>
          <table:table-cell office:value-type="float" office:value="0.005231" calcext:value-type="float">
            <text:p>0.005231</text:p>
          </table:table-cell>
          <table:table-cell office:value-type="float" office:value="0.000018" calcext:value-type="float">
            <text:p>1.8E-05</text:p>
          </table:table-cell>
          <table:table-cell office:value-type="string" calcext:value-type="string">
            <text:p><text:s text:c="2"/>ZIP</text:p>
          </table:table-cell>
          <table:table-cell office:value-type="float" office:value="71.514633" calcext:value-type="float">
            <text:p>71.514633</text:p>
          </table:table-cell>
          <table:table-cell office:value-type="float" office:value="3.228333" calcext:value-type="float">
            <text:p>3.228333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2" calcext:value-type="float">
            <text:p>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76.039813" calcext:value-type="float">
            <text:p>176.039813</text:p>
          </table:table-cell>
          <table:table-cell office:value-type="float" office:value="5.43375" calcext:value-type="float">
            <text:p>5.43375</text:p>
          </table:table-cell>
          <table:table-cell office:value-type="float" office:value="0.005806" calcext:value-type="float">
            <text:p>0.005806</text:p>
          </table:table-cell>
          <table:table-cell office:value-type="float" office:value="0.000018" calcext:value-type="float">
            <text:p>1.8E-05</text:p>
          </table:table-cell>
          <table:table-cell office:value-type="string" calcext:value-type="string">
            <text:p><text:s text:c="2"/>ZIP</text:p>
          </table:table-cell>
          <table:table-cell office:value-type="float" office:value="87.911922" calcext:value-type="float">
            <text:p>87.911922</text:p>
          </table:table-cell>
          <table:table-cell office:value-type="float" office:value="3.309687" calcext:value-type="float">
            <text:p>3.309687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2" calcext:value-type="float">
            <text:p>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33.552417" calcext:value-type="float">
            <text:p>133.552417</text:p>
          </table:table-cell>
          <table:table-cell office:value-type="float" office:value="5.088333" calcext:value-type="float">
            <text:p>5.088333</text:p>
          </table:table-cell>
          <table:table-cell office:value-type="float" office:value="0.005843" calcext:value-type="float">
            <text:p>0.005843</text:p>
          </table:table-cell>
          <table:table-cell office:value-type="float" office:value="0.000018" calcext:value-type="float">
            <text:p>1.8E-05</text:p>
          </table:table-cell>
          <table:table-cell office:value-type="string" calcext:value-type="string">
            <text:p><text:s text:c="2"/>ZIP</text:p>
          </table:table-cell>
          <table:table-cell office:value-type="float" office:value="62.889574" calcext:value-type="float">
            <text:p>62.889574</text:p>
          </table:table-cell>
          <table:table-cell office:value-type="float" office:value="2.767353" calcext:value-type="float">
            <text:p>2.767353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2" calcext:value-type="float">
            <text:p>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74.116875" calcext:value-type="float">
            <text:p>174.116875</text:p>
          </table:table-cell>
          <table:table-cell office:value-type="float" office:value="5.46" calcext:value-type="float">
            <text:p>5.46</text:p>
          </table:table-cell>
          <table:table-cell office:value-type="float" office:value="0.005251" calcext:value-type="float">
            <text:p>0.005251</text:p>
          </table:table-cell>
          <table:table-cell office:value-type="float" office:value="0.000019" calcext:value-type="float">
            <text:p>1.9E-05</text:p>
          </table:table-cell>
          <table:table-cell office:value-type="string" calcext:value-type="string">
            <text:p><text:s text:c="2"/>ZIP</text:p>
          </table:table-cell>
          <table:table-cell office:value-type="float" office:value="62.969792" calcext:value-type="float">
            <text:p>62.969792</text:p>
          </table:table-cell>
          <table:table-cell office:value-type="float" office:value="2.344444" calcext:value-type="float">
            <text:p>2.344444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2" calcext:value-type="float">
            <text:p>2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48.4985" calcext:value-type="float">
            <text:p>148.4985</text:p>
          </table:table-cell>
          <table:table-cell office:value-type="float" office:value="4.81" calcext:value-type="float">
            <text:p>4.81</text:p>
          </table:table-cell>
          <table:table-cell office:value-type="float" office:value="0.004488" calcext:value-type="float">
            <text:p>0.004488</text:p>
          </table:table-cell>
          <table:table-cell office:value-type="float" office:value="0.000021" calcext:value-type="float">
            <text:p>2.1E-05</text:p>
          </table:table-cell>
          <table:table-cell office:value-type="string" calcext:value-type="string">
            <text:p><text:s text:c="2"/>ZIP</text:p>
          </table:table-cell>
          <table:table-cell office:value-type="float" office:value="48.622447" calcext:value-type="float">
            <text:p>48.622447</text:p>
          </table:table-cell>
          <table:table-cell office:value-type="float" office:value="1.737368" calcext:value-type="float">
            <text:p>1.737368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2" calcext:value-type="float">
            <text:p>2E-0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8" loext:min-decimal-places="8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 style:data-style-name="N2" text:time-value="22:15:07.8533286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8T12:13:35.431179522</meta:creation-date>
    <dc:date>2020-08-10T23:06:30.901138057</dc:date>
    <meta:editing-duration>PT20M33S</meta:editing-duration>
    <meta:editing-cycles>3</meta:editing-cycles>
    <meta:generator>LibreOffice/6.0.7.3$Linux_X86_64 LibreOffice_project/00m0$Build-3</meta:generator>
    <meta:document-statistic meta:table-count="1" meta:cell-count="2900" meta:object-count="0"/>
  </office:meta>
</office:document-meta>
</file>